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0.7917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1.4583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4063in"/>
    </style:style>
    <style:style style:name="co13" style:family="table-column">
      <style:table-column-properties fo:break-before="auto" style:column-width="1.343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assword_20_Count">
      <style:table-properties table:display="true" style:writing-mode="lr-tb"/>
    </style:style>
    <style:style style:name="ta2" style:family="table" style:master-page-name="PageStyle_5f_Enumeration_20_Tim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text-line-through-type="none" style:font-name="Arial1" fo:font-size="10pt" fo:language="en" fo:country="US" fo:font-style="normal" style:text-underline-style="none" fo:font-weight="normal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" style:family="table-cell" style:parent-style-name="Default"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font-name="Liberation Serif" fo:font-size="6.80000019073486pt" fo:language="en" fo:country="US" style:font-name-asian="DejaVu Sans" style:font-size-asian="6.80000019073486pt" style:language-asian="en" style:country-asian="US" style:font-size-complex="6.80000019073486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ssword Count" table:style-name="ta1" table:print="false">
        <office:forms form:automatic-focus="false" form:apply-design-mode="false"/>
        <table:shapes>
          <draw:frame draw:z-index="0" draw:style-name="gr1" draw:text-style-name="P1" svg:width="8in" svg:height="3.3799in" svg:x="0.9421in" svg:y="4.4425in">
            <draw:object draw:notify-on-update-of-ranges="'Password Count'.A1:'Password Count'.A24 'Password Count'.B1:'Password Count'.B24 'Password Count'.C1:'Password Count'.C24 'Password Count'.D1:'Password Count'.D24 'Password Count'.E1:'Password Count'.E24 'Password Count'.F1:'Password Count'.F24 'Password Count'.G1:'Password Count'.G24 'Password Count'.H1:'Password Count'.H24 'Password Count'.I1:'Password Count'.I24 'Password Count'.J1:'Password Count'.J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5" table:number-columns-repeated="10" table:default-cell-style-name="ce1"/>
        <table:table-column table:style-name="co9" table:number-columns-repeated="4" table:default-cell-style-name="ce1"/>
        <table:table-column table:style-name="co9" table:number-columns-repeated="2" table:default-cell-style-name="Default"/>
        <table:table-column table:style-name="co10" table:number-columns-repeated="23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table:style-name="ce2" office:value-type="float" office:value="325" calcext:value-type="float">
            <text:p>32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72" calcext:value-type="float">
            <text:p>4472</text:p>
          </table:table-cell>
          <table:table-cell office:value-type="float" office:value="1973" calcext:value-type="float">
            <text:p>1973</text:p>
          </table:table-cell>
          <table:table-cell office:value-type="float" office:value="445" calcext:value-type="float">
            <text:p>445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4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87" calcext:value-type="float">
            <text:p>9887</text:p>
          </table:table-cell>
          <table:table-cell office:value-type="float" office:value="9441" calcext:value-type="float">
            <text:p>9441</text:p>
          </table:table-cell>
          <table:table-cell office:value-type="float" office:value="2599" calcext:value-type="float">
            <text:p>2599</text:p>
          </table:table-cell>
          <table:table-cell office:value-type="float" office:value="896" calcext:value-type="float">
            <text:p>896</text:p>
          </table:table-cell>
          <table:table-cell office:value-type="float" office:value="654" calcext:value-type="float">
            <text:p>654</text:p>
          </table:table-cell>
          <table:table-cell office:value-type="float" office:value="879" calcext:value-type="float">
            <text:p>879</text:p>
          </table:table-cell>
          <table:table-cell office:value-type="float" office:value="274" calcext:value-type="float">
            <text:p>274</text:p>
          </table:table-cell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table:number-columns-repeated="24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56" calcext:value-type="float">
            <text:p>19856</text:p>
          </table:table-cell>
          <table:table-cell office:value-type="float" office:value="32588" calcext:value-type="float">
            <text:p>32588</text:p>
          </table:table-cell>
          <table:table-cell office:value-type="float" office:value="14905" calcext:value-type="float">
            <text:p>14905</text:p>
          </table:table-cell>
          <table:table-cell office:value-type="float" office:value="4171" calcext:value-type="float">
            <text:p>4171</text:p>
          </table:table-cell>
          <table:table-cell office:value-type="float" office:value="2593" calcext:value-type="float">
            <text:p>2593</text:p>
          </table:table-cell>
          <table:table-cell office:value-type="float" office:value="1894" calcext:value-type="float">
            <text:p>1894</text:p>
          </table:table-cell>
          <table:table-cell office:value-type="float" office:value="1630" calcext:value-type="float">
            <text:p>1630</text:p>
          </table:table-cell>
          <table:table-cell office:value-type="float" office:value="442" calcext:value-type="float">
            <text:p>442</text:p>
          </table:table-cell>
          <table:table-cell office:value-type="float" office:value="139" calcext:value-type="float">
            <text:p>139</text:p>
          </table:table-cell>
          <table:table-cell table:number-columns-repeated="24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765" calcext:value-type="float">
            <text:p>31765</text:p>
          </table:table-cell>
          <table:table-cell office:value-type="float" office:value="84334" calcext:value-type="float">
            <text:p>84334</text:p>
          </table:table-cell>
          <table:table-cell office:value-type="float" office:value="68047" calcext:value-type="float">
            <text:p>68047</text:p>
          </table:table-cell>
          <table:table-cell office:value-type="float" office:value="21901" calcext:value-type="float">
            <text:p>21901</text:p>
          </table:table-cell>
          <table:table-cell office:value-type="float" office:value="8978" calcext:value-type="float">
            <text:p>8978</text:p>
          </table:table-cell>
          <table:table-cell office:value-type="float" office:value="6777" calcext:value-type="float">
            <text:p>6777</text:p>
          </table:table-cell>
          <table:table-cell office:value-type="float" office:value="7597" calcext:value-type="float">
            <text:p>7597</text:p>
          </table:table-cell>
          <table:table-cell office:value-type="float" office:value="2667" calcext:value-type="float">
            <text:p>2667</text:p>
          </table:table-cell>
          <table:table-cell office:value-type="float" office:value="1062" calcext:value-type="float">
            <text:p>1062</text:p>
          </table:table-cell>
          <table:table-cell table:number-columns-repeated="24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58" calcext:value-type="float">
            <text:p>56258</text:p>
          </table:table-cell>
          <table:table-cell office:value-type="float" office:value="181813" calcext:value-type="float">
            <text:p>181813</text:p>
          </table:table-cell>
          <table:table-cell office:value-type="float" office:value="243625" calcext:value-type="float">
            <text:p>243625</text:p>
          </table:table-cell>
          <table:table-cell office:value-type="float" office:value="115153" calcext:value-type="float">
            <text:p>115153</text:p>
          </table:table-cell>
          <table:table-cell office:value-type="float" office:value="39027" calcext:value-type="float">
            <text:p>39027</text:p>
          </table:table-cell>
          <table:table-cell office:value-type="float" office:value="24952" calcext:value-type="float">
            <text:p>24952</text:p>
          </table:table-cell>
          <table:table-cell office:value-type="float" office:value="20531" calcext:value-type="float">
            <text:p>20531</text:p>
          </table:table-cell>
          <table:table-cell office:value-type="float" office:value="15073" calcext:value-type="float">
            <text:p>15073</text:p>
          </table:table-cell>
          <table:table-cell office:value-type="float" office:value="4921" calcext:value-type="float">
            <text:p>4921</text:p>
          </table:table-cell>
          <table:table-cell table:number-columns-repeated="24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139" calcext:value-type="float">
            <text:p>98139</text:p>
          </table:table-cell>
          <table:table-cell office:value-type="float" office:value="327151" calcext:value-type="float">
            <text:p>327151</text:p>
          </table:table-cell>
          <table:table-cell office:value-type="float" office:value="688308" calcext:value-type="float">
            <text:p>688308</text:p>
          </table:table-cell>
          <table:table-cell office:value-type="float" office:value="507085" calcext:value-type="float">
            <text:p>507085</text:p>
          </table:table-cell>
          <table:table-cell office:value-type="float" office:value="187860" calcext:value-type="float">
            <text:p>187860</text:p>
          </table:table-cell>
          <table:table-cell office:value-type="float" office:value="87282" calcext:value-type="float">
            <text:p>87282</text:p>
          </table:table-cell>
          <table:table-cell office:value-type="float" office:value="65175" calcext:value-type="float">
            <text:p>65175</text:p>
          </table:table-cell>
          <table:table-cell office:value-type="float" office:value="65811" calcext:value-type="float">
            <text:p>65811</text:p>
          </table:table-cell>
          <table:table-cell office:value-type="float" office:value="25623" calcext:value-type="float">
            <text:p>25623</text:p>
          </table:table-cell>
          <table:table-cell table:number-columns-repeated="24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6549" calcext:value-type="float">
            <text:p>166549</text:p>
          </table:table-cell>
          <table:table-cell office:value-type="float" office:value="603670" calcext:value-type="float">
            <text:p>603670</text:p>
          </table:table-cell>
          <table:table-cell office:value-type="float" office:value="1596876" calcext:value-type="float">
            <text:p>1596876</text:p>
          </table:table-cell>
          <table:table-cell office:value-type="float" office:value="1856345" calcext:value-type="float">
            <text:p>1856345</text:p>
          </table:table-cell>
          <table:table-cell office:value-type="float" office:value="908434" calcext:value-type="float">
            <text:p>908434</text:p>
          </table:table-cell>
          <table:table-cell office:value-type="float" office:value="359444" calcext:value-type="float">
            <text:p>359444</text:p>
          </table:table-cell>
          <table:table-cell office:value-type="float" office:value="236917" calcext:value-type="float">
            <text:p>236917</text:p>
          </table:table-cell>
          <table:table-cell office:value-type="float" office:value="199618" calcext:value-type="float">
            <text:p>199618</text:p>
          </table:table-cell>
          <table:table-cell office:value-type="float" office:value="135660" calcext:value-type="float">
            <text:p>135660</text:p>
          </table:table-cell>
          <table:table-cell table:number-columns-repeated="24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2504" calcext:value-type="float">
            <text:p>272504</text:p>
          </table:table-cell>
          <table:table-cell office:value-type="float" office:value="1133645" calcext:value-type="float">
            <text:p>1133645</text:p>
          </table:table-cell>
          <table:table-cell office:value-type="float" office:value="3134553" calcext:value-type="float">
            <text:p>3134553</text:p>
          </table:table-cell>
          <table:table-cell office:value-type="float" office:value="5501241" calcext:value-type="float">
            <text:p>5501241</text:p>
          </table:table-cell>
          <table:table-cell office:value-type="float" office:value="3899639" calcext:value-type="float">
            <text:p>3899639</text:p>
          </table:table-cell>
          <table:table-cell office:value-type="float" office:value="1608764" calcext:value-type="float">
            <text:p>1608764</text:p>
          </table:table-cell>
          <table:table-cell office:value-type="float" office:value="837871" calcext:value-type="float">
            <text:p>837871</text:p>
          </table:table-cell>
          <table:table-cell office:value-type="float" office:value="635539" calcext:value-type="float">
            <text:p>635539</text:p>
          </table:table-cell>
          <table:table-cell office:value-type="float" office:value="583632" calcext:value-type="float">
            <text:p>583632</text:p>
          </table:table-cell>
          <table:table-cell table:number-columns-repeated="24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9877" calcext:value-type="float">
            <text:p>429877</text:p>
          </table:table-cell>
          <table:table-cell office:value-type="float" office:value="2033392" calcext:value-type="float">
            <text:p>2033392</text:p>
          </table:table-cell>
          <table:table-cell office:value-type="float" office:value="6071992" calcext:value-type="float">
            <text:p>6071992</text:p>
          </table:table-cell>
          <table:table-cell office:value-type="float" office:value="13560299" calcext:value-type="float">
            <text:p>13560299</text:p>
          </table:table-cell>
          <table:table-cell office:value-type="float" office:value="14320603" calcext:value-type="float">
            <text:p>14320603</text:p>
          </table:table-cell>
          <table:table-cell office:value-type="float" office:value="7328242" calcext:value-type="float">
            <text:p>7328242</text:p>
          </table:table-cell>
          <table:table-cell office:value-type="float" office:value="3280402" calcext:value-type="float">
            <text:p>3280402</text:p>
          </table:table-cell>
          <table:table-cell office:value-type="float" office:value="2232286" calcext:value-type="float">
            <text:p>2232286</text:p>
          </table:table-cell>
          <table:table-cell office:value-type="float" office:value="1886267" calcext:value-type="float">
            <text:p>1886267</text:p>
          </table:table-cell>
          <table:table-cell table:number-columns-repeated="24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9264" calcext:value-type="float">
            <text:p>649264</text:p>
          </table:table-cell>
          <table:table-cell office:value-type="float" office:value="3477273" calcext:value-type="float">
            <text:p>3477273</text:p>
          </table:table-cell>
          <table:table-cell office:value-type="float" office:value="11917118" calcext:value-type="float">
            <text:p>11917118</text:p>
          </table:table-cell>
          <table:table-cell office:value-type="float" office:value="28687867" calcext:value-type="float">
            <text:p>28687867</text:p>
          </table:table-cell>
          <table:table-cell office:value-type="float" office:value="43887833" calcext:value-type="float">
            <text:p>43887833</text:p>
          </table:table-cell>
          <table:table-cell office:value-type="float" office:value="30631783" calcext:value-type="float">
            <text:p>30631783</text:p>
          </table:table-cell>
          <table:table-cell office:value-type="float" office:value="13914607" calcext:value-type="float">
            <text:p>13914607</text:p>
          </table:table-cell>
          <table:table-cell office:value-type="float" office:value="7903573" calcext:value-type="float">
            <text:p>7903573</text:p>
          </table:table-cell>
          <table:table-cell office:value-type="float" office:value="6085586" calcext:value-type="float">
            <text:p>6085586</text:p>
          </table:table-cell>
          <table:table-cell table:number-columns-repeated="24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6124" calcext:value-type="float">
            <text:p>936124</text:p>
          </table:table-cell>
          <table:table-cell office:value-type="float" office:value="5788039" calcext:value-type="float">
            <text:p>5788039</text:p>
          </table:table-cell>
          <table:table-cell office:value-type="float" office:value="22510339" calcext:value-type="float">
            <text:p>22510339</text:p>
          </table:table-cell>
          <table:table-cell office:value-type="float" office:value="58265504" calcext:value-type="float">
            <text:p>58265504</text:p>
          </table:table-cell>
          <table:table-cell office:value-type="float" office:value="113343934" calcext:value-type="float">
            <text:p>113343934</text:p>
          </table:table-cell>
          <table:table-cell office:value-type="float" office:value="112288927" calcext:value-type="float">
            <text:p>112288927</text:p>
          </table:table-cell>
          <table:table-cell office:value-type="float" office:value="60248304" calcext:value-type="float">
            <text:p>60248304</text:p>
          </table:table-cell>
          <table:table-cell office:value-type="float" office:value="29819178" calcext:value-type="float">
            <text:p>29819178</text:p>
          </table:table-cell>
          <table:table-cell office:value-type="float" office:value="20920106" calcext:value-type="float">
            <text:p>20920106</text:p>
          </table:table-cell>
          <table:table-cell table:number-columns-repeated="24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48219" calcext:value-type="float">
            <text:p>1248219</text:p>
          </table:table-cell>
          <table:table-cell office:value-type="float" office:value="9421256" calcext:value-type="float">
            <text:p>9421256</text:p>
          </table:table-cell>
          <table:table-cell office:value-type="float" office:value="40687870" calcext:value-type="float">
            <text:p>40687870</text:p>
          </table:table-cell>
          <table:table-cell office:value-type="float" office:value="118476973" calcext:value-type="float">
            <text:p>118476973</text:p>
          </table:table-cell>
          <table:table-cell office:value-type="float" office:value="253921885" calcext:value-type="float">
            <text:p>253921885</text:p>
          </table:table-cell>
          <table:table-cell office:value-type="float" office:value="351289423" calcext:value-type="float">
            <text:p>351289423</text:p>
          </table:table-cell>
          <table:table-cell office:value-type="float" office:value="245096824" calcext:value-type="float">
            <text:p>245096824</text:p>
          </table:table-cell>
          <table:table-cell office:value-type="float" office:value="121062142" calcext:value-type="float">
            <text:p>121062142</text:p>
          </table:table-cell>
          <table:table-cell office:value-type="float" office:value="73395729" calcext:value-type="float">
            <text:p>73395729</text:p>
          </table:table-cell>
          <table:table-cell table:number-columns-repeated="24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71896" calcext:value-type="float">
            <text:p>1471896</text:p>
          </table:table-cell>
          <table:table-cell office:value-type="float" office:value="14838699" calcext:value-type="float">
            <text:p>14838699</text:p>
          </table:table-cell>
          <table:table-cell office:value-type="float" office:value="71423060" calcext:value-type="float">
            <text:p>71423060</text:p>
          </table:table-cell>
          <table:table-cell office:value-type="float" office:value="233963339" calcext:value-type="float">
            <text:p>233963339</text:p>
          </table:table-cell>
          <table:table-cell office:value-type="float" office:value="538919236" calcext:value-type="float">
            <text:p>538919236</text:p>
          </table:table-cell>
          <table:table-cell office:value-type="float" office:value="939203528" calcext:value-type="float">
            <text:p>939203528</text:p>
          </table:table-cell>
          <table:table-cell office:value-type="float" office:value="892537472" calcext:value-type="float">
            <text:p>892537472</text:p>
          </table:table-cell>
          <table:table-cell office:value-type="float" office:value="502365205" calcext:value-type="float">
            <text:p>502365205</text:p>
          </table:table-cell>
          <table:table-cell office:value-type="float" office:value="270423230" calcext:value-type="float">
            <text:p>270423230</text:p>
          </table:table-cell>
          <table:table-cell table:number-columns-repeated="24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98136" calcext:value-type="float">
            <text:p>1498136</text:p>
          </table:table-cell>
          <table:table-cell office:value-type="float" office:value="22517047" calcext:value-type="float">
            <text:p>22517047</text:p>
          </table:table-cell>
          <table:table-cell office:value-type="float" office:value="122446171" calcext:value-type="float">
            <text:p>122446171</text:p>
          </table:table-cell>
          <table:table-cell office:value-type="float" office:value="443550818" calcext:value-type="float">
            <text:p>443550818</text:p>
          </table:table-cell>
          <table:table-cell office:value-type="float" office:value="1133062727" calcext:value-type="float">
            <text:p>1133062727</text:p>
          </table:table-cell>
          <table:table-cell office:value-type="float" office:value="2201509486" calcext:value-type="float">
            <text:p>2201509486</text:p>
          </table:table-cell>
          <table:table-cell office:value-type="float" office:value="2826265452" calcext:value-type="float">
            <text:p>2826265452</text:p>
          </table:table-cell>
          <table:table-cell office:value-type="float" office:value="1991368176" calcext:value-type="float">
            <text:p>1991368176</text:p>
          </table:table-cell>
          <table:table-cell office:value-type="float" office:value="1058337629" calcext:value-type="float">
            <text:p>1058337629</text:p>
          </table:table-cell>
          <table:table-cell table:number-columns-repeated="24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80619" calcext:value-type="float">
            <text:p>1380619</text:p>
          </table:table-cell>
          <table:table-cell office:value-type="float" office:value="32781103" calcext:value-type="float">
            <text:p>32781103</text:p>
          </table:table-cell>
          <table:table-cell office:value-type="float" office:value="204019986" calcext:value-type="float">
            <text:p>204019986</text:p>
          </table:table-cell>
          <table:table-cell office:value-type="float" office:value="815544166" calcext:value-type="float">
            <text:p>815544166</text:p>
          </table:table-cell>
          <table:table-cell office:value-type="float" office:value="2324086410" calcext:value-type="float">
            <text:p>2324086410</text:p>
          </table:table-cell>
          <table:table-cell office:value-type="float" office:value="4854945013" calcext:value-type="float">
            <text:p>4854945013</text:p>
          </table:table-cell>
          <table:table-cell office:value-type="float" office:value="7754190749" calcext:value-type="float">
            <text:p>7754190749</text:p>
          </table:table-cell>
          <table:table-cell office:value-type="float" office:value="7183645342" calcext:value-type="float">
            <text:p>7183645342</text:p>
          </table:table-cell>
          <table:table-cell office:value-type="float" office:value="4236844144" calcext:value-type="float">
            <text:p>4236844144</text:p>
          </table:table-cell>
          <table:table-cell table:number-columns-repeated="24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0991" calcext:value-type="float">
            <text:p>1300991</text:p>
          </table:table-cell>
          <table:table-cell office:value-type="float" office:value="45127607" calcext:value-type="float">
            <text:p>45127607</text:p>
          </table:table-cell>
          <table:table-cell office:value-type="float" office:value="330517903" calcext:value-type="float">
            <text:p>330517903</text:p>
          </table:table-cell>
          <table:table-cell office:value-type="float" office:value="1462702804" calcext:value-type="float">
            <text:p>1462702804</text:p>
          </table:table-cell>
          <table:table-cell office:value-type="float" office:value="4593181179" calcext:value-type="float">
            <text:p>4593181179</text:p>
          </table:table-cell>
          <table:table-cell office:value-type="float" office:value="10525767778" calcext:value-type="float">
            <text:p>10525767778</text:p>
          </table:table-cell>
          <table:table-cell office:value-type="float" office:value="18838039024" calcext:value-type="float">
            <text:p>18838039024</text:p>
          </table:table-cell>
          <table:table-cell table:number-columns-repeated="2" office:value-type="string" calcext:value-type="string">
            <text:p>\texttt{-} </text:p>
          </table:table-cell>
          <table:table-cell table:number-columns-repeated="2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3190" calcext:value-type="float">
            <text:p>1323190</text:p>
          </table:table-cell>
          <table:table-cell office:value-type="float" office:value="58001173" calcext:value-type="float">
            <text:p>58001173</text:p>
          </table:table-cell>
          <table:table-cell office:value-type="float" office:value="521059245" calcext:value-type="float">
            <text:p>521059245</text:p>
          </table:table-cell>
          <table:table-cell office:value-type="float" office:value="2555448779" calcext:value-type="float">
            <text:p>2555448779</text:p>
          </table:table-cell>
          <table:table-cell office:value-type="float" office:value="8794461087" calcext:value-type="float">
            <text:p>8794461087</text:p>
          </table:table-cell>
          <table:table-cell office:value-type="float" office:value="22310905515" calcext:value-type="float">
            <text:p>22310905515</text:p>
          </table:table-cell>
          <table:table-cell table:number-columns-repeated="3" office:value-type="string" calcext:value-type="string">
            <text:p>\texttt{-} </text:p>
          </table:table-cell>
          <table:table-cell table:number-columns-repeated="2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39847" calcext:value-type="float">
            <text:p>1239847</text:p>
          </table:table-cell>
          <table:table-cell office:value-type="float" office:value="68874676" calcext:value-type="float">
            <text:p>68874676</text:p>
          </table:table-cell>
          <table:table-cell office:value-type="float" office:value="793986509" calcext:value-type="float">
            <text:p>793986509</text:p>
          </table:table-cell>
          <table:table-cell office:value-type="float" office:value="4353125874" calcext:value-type="float">
            <text:p>4353125874</text:p>
          </table:table-cell>
          <table:table-cell office:value-type="float" office:value="16406818888" calcext:value-type="float">
            <text:p>16406818888</text:p>
          </table:table-cell>
          <table:table-cell table:number-columns-repeated="4" office:value-type="string" calcext:value-type="string">
            <text:p>\texttt{-} </text:p>
          </table:table-cell>
          <table:table-cell table:number-columns-repeated="246"/>
        </table:table-row>
        <table:table-row table:style-name="ro2" table:number-rows-repeated="7">
          <table:table-cell table:number-columns-repeated="256"/>
        </table:table-row>
        <table:table-row table:style-name="ro1">
          <table:table-cell table:number-columns-repeated="12"/>
          <table:table-cell table:style-name="ce3"/>
          <table:table-cell table:number-columns-repeated="243"/>
        </table:table-row>
        <table:table-row table:style-name="ro2" table:number-rows-repeated="96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umeration Time" table:style-name="ta2" table:print="false">
        <office:forms form:automatic-focus="false" form:apply-design-mode="false"/>
        <table:shapes>
          <draw:frame draw:z-index="0" draw:style-name="gr1" draw:text-style-name="P1" svg:width="8in" svg:height="3.3799in" svg:x="1.7811in" svg:y="3.5594in">
            <draw:object draw:notify-on-update-of-ranges="'Enumeration Time'.A1:'Enumeration Time'.A19 'Enumeration Time'.B1:'Enumeration Time'.B19 'Enumeration Time'.C1:'Enumeration Time'.C19 'Enumeration Time'.D1:'Enumeration Time'.D19 'Enumeration Time'.E1:'Enumeration Time'.E19 'Enumeration Time'.F1:'Enumeration Time'.F19 'Enumeration Time'.G1:'Enumeration Time'.G19 'Enumeration Time'.H1:'Enumeration Time'.H19 'Enumeration Time'.I1:'Enumeration Time'.I19 'Enumeration Time'.J1:'Enumeration Time'.J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3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9" table:number-columns-repeated="16" table:default-cell-style-name="Default"/>
        <table:table-column table:style-name="co10" table:number-columns-repeated="230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5" calcext:value-type="float">
            <text:p>0.35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6" calcext:value-type="float">
            <text:p>0.276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2" calcext:value-type="float">
            <text:p>0.302</text:p>
          </table:table-cell>
          <table:table-cell office:value-type="float" office:value="0.283" calcext:value-type="float">
            <text:p>0.283</text:p>
          </table:table-cell>
          <table:table-cell table:number-columns-repeated="24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5" calcext:value-type="float">
            <text:p>0.365</text:p>
          </table:table-cell>
          <table:table-cell office:value-type="float" office:value="0.4" calcext:value-type="float">
            <text:p>0.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11" calcext:value-type="float">
            <text:p>0.311</text:p>
          </table:table-cell>
          <table:table-cell table:number-columns-repeated="24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3" calcext:value-type="float">
            <text:p>0.413</text:p>
          </table:table-cell>
          <table:table-cell office:value-type="float" office:value="0.355" calcext:value-type="float">
            <text:p>0.355</text:p>
          </table:table-cell>
          <table:table-cell office:value-type="float" office:value="0.447" calcext:value-type="float">
            <text:p>0.447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" calcext:value-type="float">
            <text:p>0.32</text:p>
          </table:table-cell>
          <table:table-cell office:value-type="float" office:value="0.337" calcext:value-type="float">
            <text:p>0.337</text:p>
          </table:table-cell>
          <table:table-cell office:value-type="float" office:value="0.413" calcext:value-type="float">
            <text:p>0.413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9" calcext:value-type="float">
            <text:p>0.409</text:p>
          </table:table-cell>
          <table:table-cell table:number-columns-repeated="24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2" calcext:value-type="float">
            <text:p>0.412</text:p>
          </table:table-cell>
          <table:table-cell office:value-type="float" office:value="0.376" calcext:value-type="float">
            <text:p>0.376</text:p>
          </table:table-cell>
          <table:table-cell office:value-type="float" office:value="0.503" calcext:value-type="float">
            <text:p>0.503</text:p>
          </table:table-cell>
          <table:table-cell office:value-type="float" office:value="0.425" calcext:value-type="float">
            <text:p>0.42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2" calcext:value-type="float">
            <text:p>0.472</text:p>
          </table:table-cell>
          <table:table-cell office:value-type="float" office:value="0.638" calcext:value-type="float">
            <text:p>0.63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24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3" calcext:value-type="float">
            <text:p>0.393</text:p>
          </table:table-cell>
          <table:table-cell office:value-type="float" office:value="0.492" calcext:value-type="float">
            <text:p>0.492</text:p>
          </table:table-cell>
          <table:table-cell office:value-type="float" office:value="0.59" calcext:value-type="float">
            <text:p>0.59</text:p>
          </table:table-cell>
          <table:table-cell office:value-type="float" office:value="0.608" calcext:value-type="float">
            <text:p>0.608</text:p>
          </table:table-cell>
          <table:table-cell office:value-type="float" office:value="0.634" calcext:value-type="float">
            <text:p>0.63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13" calcext:value-type="float">
            <text:p>0.713</text:p>
          </table:table-cell>
          <table:table-cell table:number-columns-repeated="24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6" calcext:value-type="float">
            <text:p>0.416</text:p>
          </table:table-cell>
          <table:table-cell office:value-type="float" office:value="0.697" calcext:value-type="float">
            <text:p>0.697</text:p>
          </table:table-cell>
          <table:table-cell office:value-type="float" office:value="0.759" calcext:value-type="float">
            <text:p>0.759</text:p>
          </table:table-cell>
          <table:table-cell office:value-type="float" office:value="0.848" calcext:value-type="float">
            <text:p>0.848</text:p>
          </table:table-cell>
          <table:table-cell office:value-type="float" office:value="1.143" calcext:value-type="float">
            <text:p>1.143</text:p>
          </table:table-cell>
          <table:table-cell office:value-type="float" office:value="1.357" calcext:value-type="float">
            <text:p>1.357</text:p>
          </table:table-cell>
          <table:table-cell office:value-type="float" office:value="1.251" calcext:value-type="float">
            <text:p>1.251</text:p>
          </table:table-cell>
          <table:table-cell office:value-type="float" office:value="1.35" calcext:value-type="float">
            <text:p>1.35</text:p>
          </table:table-cell>
          <table:table-cell table:number-columns-repeated="24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3" calcext:value-type="float">
            <text:p>0.483</text:p>
          </table:table-cell>
          <table:table-cell office:value-type="float" office:value="0.426" calcext:value-type="float">
            <text:p>0.426</text:p>
          </table:table-cell>
          <table:table-cell office:value-type="float" office:value="0.842" calcext:value-type="float">
            <text:p>0.842</text:p>
          </table:table-cell>
          <table:table-cell office:value-type="float" office:value="1.088" calcext:value-type="float">
            <text:p>1.088</text:p>
          </table:table-cell>
          <table:table-cell office:value-type="float" office:value="2.136" calcext:value-type="float">
            <text:p>2.136</text:p>
          </table:table-cell>
          <table:table-cell office:value-type="float" office:value="2.107" calcext:value-type="float">
            <text:p>2.107</text:p>
          </table:table-cell>
          <table:table-cell office:value-type="float" office:value="2.353" calcext:value-type="float">
            <text:p>2.353</text:p>
          </table:table-cell>
          <table:table-cell office:value-type="float" office:value="3.118" calcext:value-type="float">
            <text:p>3.118</text:p>
          </table:table-cell>
          <table:table-cell office:value-type="float" office:value="3" calcext:value-type="float">
            <text:p>3</text:p>
          </table:table-cell>
          <table:table-cell table:number-columns-repeated="24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" calcext:value-type="float">
            <text:p>0.49</text:p>
          </table:table-cell>
          <table:table-cell office:value-type="float" office:value="0.643" calcext:value-type="float">
            <text:p>0.643</text:p>
          </table:table-cell>
          <table:table-cell office:value-type="float" office:value="0.883" calcext:value-type="float">
            <text:p>0.883</text:p>
          </table:table-cell>
          <table:table-cell office:value-type="float" office:value="2.286" calcext:value-type="float">
            <text:p>2.286</text:p>
          </table:table-cell>
          <table:table-cell office:value-type="float" office:value="3.103" calcext:value-type="float">
            <text:p>3.103</text:p>
          </table:table-cell>
          <table:table-cell office:value-type="float" office:value="4.013" calcext:value-type="float">
            <text:p>4.013</text:p>
          </table:table-cell>
          <table:table-cell office:value-type="float" office:value="5.416" calcext:value-type="float">
            <text:p>5.416</text:p>
          </table:table-cell>
          <table:table-cell office:value-type="float" office:value="6.057" calcext:value-type="float">
            <text:p>6.057</text:p>
          </table:table-cell>
          <table:table-cell office:value-type="float" office:value="6.824" calcext:value-type="float">
            <text:p>6.824</text:p>
          </table:table-cell>
          <table:table-cell table:number-columns-repeated="24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5" calcext:value-type="float">
            <text:p>0.535</text:p>
          </table:table-cell>
          <table:table-cell office:value-type="float" office:value="0.982" calcext:value-type="float">
            <text:p>0.982</text:p>
          </table:table-cell>
          <table:table-cell office:value-type="float" office:value="1.577" calcext:value-type="float">
            <text:p>1.577</text:p>
          </table:table-cell>
          <table:table-cell office:value-type="float" office:value="3.859" calcext:value-type="float">
            <text:p>3.859</text:p>
          </table:table-cell>
          <table:table-cell office:value-type="float" office:value="6.533" calcext:value-type="float">
            <text:p>6.533</text:p>
          </table:table-cell>
          <table:table-cell office:value-type="float" office:value="9.677" calcext:value-type="float">
            <text:p>9.677</text:p>
          </table:table-cell>
          <table:table-cell office:value-type="float" office:value="12.705" calcext:value-type="float">
            <text:p>12.705</text:p>
          </table:table-cell>
          <table:table-cell office:value-type="float" office:value="19.065" calcext:value-type="float">
            <text:p>19.065</text:p>
          </table:table-cell>
          <table:table-cell office:value-type="float" office:value="16.367" calcext:value-type="float">
            <text:p>16.367</text:p>
          </table:table-cell>
          <table:table-cell table:number-columns-repeated="24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88" calcext:value-type="float">
            <text:p>0.688</text:p>
          </table:table-cell>
          <table:table-cell office:value-type="float" office:value="1.049" calcext:value-type="float">
            <text:p>1.049</text:p>
          </table:table-cell>
          <table:table-cell office:value-type="float" office:value="2.453" calcext:value-type="float">
            <text:p>2.453</text:p>
          </table:table-cell>
          <table:table-cell office:value-type="float" office:value="7.896" calcext:value-type="float">
            <text:p>7.896</text:p>
          </table:table-cell>
          <table:table-cell office:value-type="float" office:value="16.335" calcext:value-type="float">
            <text:p>16.335</text:p>
          </table:table-cell>
          <table:table-cell office:value-type="float" office:value="26.163" calcext:value-type="float">
            <text:p>26.163</text:p>
          </table:table-cell>
          <table:table-cell office:value-type="float" office:value="42.602" calcext:value-type="float">
            <text:p>42.602</text:p>
          </table:table-cell>
          <table:table-cell office:value-type="float" office:value="46.728" calcext:value-type="float">
            <text:p>46.728</text:p>
          </table:table-cell>
          <table:table-cell office:value-type="float" office:value="48.509" calcext:value-type="float">
            <text:p>48.509</text:p>
          </table:table-cell>
          <table:table-cell table:number-columns-repeated="24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7" calcext:value-type="float">
            <text:p>0.677</text:p>
          </table:table-cell>
          <table:table-cell office:value-type="float" office:value="1.208" calcext:value-type="float">
            <text:p>1.208</text:p>
          </table:table-cell>
          <table:table-cell office:value-type="float" office:value="3.621" calcext:value-type="float">
            <text:p>3.621</text:p>
          </table:table-cell>
          <table:table-cell office:value-type="float" office:value="12.88" calcext:value-type="float">
            <text:p>12.88</text:p>
          </table:table-cell>
          <table:table-cell office:value-type="float" office:value="32.66" calcext:value-type="float">
            <text:p>32.66</text:p>
          </table:table-cell>
          <table:table-cell table:formula="of:=1*60+7.558" office:value-type="float" office:value="67.558" calcext:value-type="float">
            <text:p>67.558</text:p>
          </table:table-cell>
          <table:table-cell table:formula="of:=1*60+48.478" office:value-type="float" office:value="108.478" calcext:value-type="float">
            <text:p>108.478</text:p>
          </table:table-cell>
          <table:table-cell table:formula="of:=2*60+10.373" office:value-type="float" office:value="130.373" calcext:value-type="float">
            <text:p>130.373</text:p>
          </table:table-cell>
          <table:table-cell table:formula="of:=2*60+8.807" office:value-type="float" office:value="128.807" calcext:value-type="float">
            <text:p>128.807</text:p>
          </table:table-cell>
          <table:table-cell table:number-columns-repeated="24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79" calcext:value-type="float">
            <text:p>0.679</text:p>
          </table:table-cell>
          <table:table-cell office:value-type="float" office:value="1.758" calcext:value-type="float">
            <text:p>1.758</text:p>
          </table:table-cell>
          <table:table-cell office:value-type="float" office:value="6.768" calcext:value-type="float">
            <text:p>6.768</text:p>
          </table:table-cell>
          <table:table-cell office:value-type="float" office:value="24.603" calcext:value-type="float">
            <text:p>24.603</text:p>
          </table:table-cell>
          <table:table-cell table:formula="of:=1*60+17.34" office:value-type="float" office:value="77.34" calcext:value-type="float">
            <text:p>77.34</text:p>
          </table:table-cell>
          <table:table-cell table:formula="of:=2*60+55.354" office:value-type="float" office:value="175.354" calcext:value-type="float">
            <text:p>175.354</text:p>
          </table:table-cell>
          <table:table-cell table:formula="of:=4*60+33.393" office:value-type="float" office:value="273.393" calcext:value-type="float">
            <text:p>273.393</text:p>
          </table:table-cell>
          <table:table-cell table:formula="of:=5*60+44.745" office:value-type="float" office:value="344.745" calcext:value-type="float">
            <text:p>344.745</text:p>
          </table:table-cell>
          <table:table-cell table:formula="of:=5*60+57.467" office:value-type="float" office:value="357.467" calcext:value-type="float">
            <text:p>357.467</text:p>
          </table:table-cell>
          <table:table-cell table:number-columns-repeated="24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" calcext:value-type="float">
            <text:p>0.66</text:p>
          </table:table-cell>
          <table:table-cell office:value-type="float" office:value="2.48" calcext:value-type="float">
            <text:p>2.48</text:p>
          </table:table-cell>
          <table:table-cell office:value-type="float" office:value="12.406" calcext:value-type="float">
            <text:p>12.406</text:p>
          </table:table-cell>
          <table:table-cell office:value-type="float" office:value="52.846" calcext:value-type="float">
            <text:p>52.846</text:p>
          </table:table-cell>
          <table:table-cell table:formula="of:=2*60+44.362" office:value-type="float" office:value="164.362" calcext:value-type="float">
            <text:p>164.362</text:p>
          </table:table-cell>
          <table:table-cell table:formula="of:=6*60+6.055" office:value-type="float" office:value="366.055" calcext:value-type="float">
            <text:p>366.055</text:p>
          </table:table-cell>
          <table:table-cell table:formula="of:=10*60+46.765" office:value-type="float" office:value="646.765" calcext:value-type="float">
            <text:p>646.765</text:p>
          </table:table-cell>
          <table:table-cell table:formula="of:=15*60+12.206" office:value-type="float" office:value="912.206" calcext:value-type="float">
            <text:p>912.206</text:p>
          </table:table-cell>
          <table:table-cell table:formula="of:=17*60+9.454" office:value-type="float" office:value="1029.454" calcext:value-type="float">
            <text:p>1029.454</text:p>
          </table:table-cell>
          <table:table-cell table:number-columns-repeated="24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2" calcext:value-type="float">
            <text:p>0.822</text:p>
          </table:table-cell>
          <table:table-cell office:value-type="float" office:value="4.056" calcext:value-type="float">
            <text:p>4.056</text:p>
          </table:table-cell>
          <table:table-cell office:value-type="float" office:value="18.9" calcext:value-type="float">
            <text:p>18.9</text:p>
          </table:table-cell>
          <table:table-cell table:formula="of:=1*60+43.318" office:value-type="float" office:value="103.318" calcext:value-type="float">
            <text:p>103.318</text:p>
          </table:table-cell>
          <table:table-cell table:formula="of:=5*60+39.574" office:value-type="float" office:value="339.574" calcext:value-type="float">
            <text:p>339.574</text:p>
          </table:table-cell>
          <table:table-cell table:formula="of:=12*60+46.142" office:value-type="float" office:value="766.142" calcext:value-type="float">
            <text:p>766.142</text:p>
          </table:table-cell>
          <table:table-cell table:formula="of:=23*60+46.444" office:value-type="float" office:value="1426.444" calcext:value-type="float">
            <text:p>1426.444</text:p>
          </table:table-cell>
          <table:table-cell table:formula="of:=37*60+59.829" office:value-type="float" office:value="2279.829" calcext:value-type="float">
            <text:p>2279.829</text:p>
          </table:table-cell>
          <table:table-cell table:formula="of:=44*60+24.053" office:value-type="float" office:value="2664.053" calcext:value-type="float">
            <text:p>2664.053</text:p>
          </table:table-cell>
          <table:table-cell table:number-columns-repeated="24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18" calcext:value-type="float">
            <text:p>0.718</text:p>
          </table:table-cell>
          <table:table-cell office:value-type="float" office:value="5.923" calcext:value-type="float">
            <text:p>5.923</text:p>
          </table:table-cell>
          <table:table-cell office:value-type="float" office:value="34.115" calcext:value-type="float">
            <text:p>34.115</text:p>
          </table:table-cell>
          <table:table-cell table:formula="of:=3*60+22.496" office:value-type="float" office:value="202.496" calcext:value-type="float">
            <text:p>202.496</text:p>
          </table:table-cell>
          <table:table-cell table:formula="of:=10*60+37.857" office:value-type="float" office:value="637.857" calcext:value-type="float">
            <text:p>637.857</text:p>
          </table:table-cell>
          <table:table-cell table:formula="of:=26*60+51.188" office:value-type="float" office:value="1611.188" calcext:value-type="float">
            <text:p>1611.188</text:p>
          </table:table-cell>
          <table:table-cell table:formula="of:=54*60+40.751" office:value-type="float" office:value="3280.751" calcext:value-type="float">
            <text:p>3280.751</text:p>
          </table:table-cell>
          <table:table-cell table:formula="of:=90*60+37.299" office:value-type="float" office:value="5437.299" calcext:value-type="float">
            <text:p>5437.299</text:p>
          </table:table-cell>
          <table:table-cell table:formula="of:=144*60+13.87" office:value-type="float" office:value="8653.87" calcext:value-type="float">
            <text:p>8653.87</text:p>
          </table:table-cell>
          <table:table-cell table:number-columns-repeated="24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6.755" calcext:value-type="float">
            <text:p>6.755</text:p>
          </table:table-cell>
          <table:table-cell table:formula="of:=1*60+3.572" office:value-type="float" office:value="63.572" calcext:value-type="float">
            <text:p>63.572</text:p>
          </table:table-cell>
          <table:table-cell table:formula="of:=5*60+56.899" office:value-type="float" office:value="356.899" calcext:value-type="float">
            <text:p>356.899</text:p>
          </table:table-cell>
          <table:table-cell table:formula="of:=19*60+31.302" office:value-type="float" office:value="1171.302" calcext:value-type="float">
            <text:p>1171.302</text:p>
          </table:table-cell>
          <table:table-cell table:formula="of:=56*60+55.179" office:value-type="float" office:value="3415.179" calcext:value-type="float">
            <text:p>3415.179</text:p>
          </table:table-cell>
          <table:table-cell table:formula="of:=130*60+59.616" office:value-type="float" office:value="7859.616" calcext:value-type="float">
            <text:p>7859.616</text:p>
          </table:table-cell>
          <table:table-cell table:formula="of:=304*60+2.714" office:value-type="float" office:value="18242.714" calcext:value-type="float">
            <text:p>18242.714</text:p>
          </table:table-cell>
          <table:table-cell table:formula="of:=426*60+4.18" office:value-type="float" office:value="25564.18" calcext:value-type="float">
            <text:p>25564.18</text:p>
          </table:table-cell>
          <table:table-cell table:number-columns-repeated="24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3" calcext:value-type="float">
            <text:p>0.983</text:p>
          </table:table-cell>
          <table:table-cell office:value-type="float" office:value="9.266" calcext:value-type="float">
            <text:p>9.266</text:p>
          </table:table-cell>
          <table:table-cell table:formula="of:=1*60+59.264" office:value-type="float" office:value="119.264" calcext:value-type="float">
            <text:p>119.264</text:p>
          </table:table-cell>
          <table:table-cell table:formula="of:=10*60+39.659" office:value-type="float" office:value="639.659" calcext:value-type="float">
            <text:p>639.659</text:p>
          </table:table-cell>
          <table:table-cell table:formula="of:=38*60+48.328" office:value-type="float" office:value="2328.328" calcext:value-type="float">
            <text:p>2328.328</text:p>
          </table:table-cell>
          <table:table-cell table:formula="of:=117*60+14.942" office:value-type="float" office:value="7034.942" calcext:value-type="float">
            <text:p>7034.942</text:p>
          </table:table-cell>
          <table:table-cell table:formula="of:=345*60+13.088" office:value-type="float" office:value="20713.088" calcext:value-type="float">
            <text:p>20713.088</text:p>
          </table:table-cell>
          <table:table-cell office:value-type="string" calcext:value-type="string">
            <text:p>\texttt{-} </text:p>
          </table:table-cell>
          <table:table-cell office:value-type="string" calcext:value-type="string">
            <text:p>\texttt{-}</text:p>
          </table:table-cell>
          <table:table-cell table:number-columns-repeated="2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12.592" calcext:value-type="float">
            <text:p>12.592</text:p>
          </table:table-cell>
          <table:table-cell table:formula="of:=2*60+51.269" office:value-type="float" office:value="171.269" calcext:value-type="float">
            <text:p>171.269</text:p>
          </table:table-cell>
          <table:table-cell table:formula="of:=16*60+16.114" office:value-type="float" office:value="976.114" calcext:value-type="float">
            <text:p>976.114</text:p>
          </table:table-cell>
          <table:table-cell table:formula="of:=67*60+27.478" office:value-type="float" office:value="4047.478" calcext:value-type="float">
            <text:p>4047.478</text:p>
          </table:table-cell>
          <table:table-cell table:formula="of:=305*60+52.786" office:value-type="float" office:value="18352.786" calcext:value-type="float">
            <text:p>18352.786</text:p>
          </table:table-cell>
          <table:table-cell table:number-columns-repeated="2" office:value-type="string" calcext:value-type="string">
            <text:p>\texttt{-} </text:p>
          </table:table-cell>
          <table:table-cell office:value-type="string" calcext:value-type="string">
            <text:p>\texttt{-}</text:p>
          </table:table-cell>
          <table:table-cell table:number-columns-repeated="2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83" calcext:value-type="float">
            <text:p>1.183</text:p>
          </table:table-cell>
          <table:table-cell office:value-type="float" office:value="15.659" calcext:value-type="float">
            <text:p>15.659</text:p>
          </table:table-cell>
          <table:table-cell table:formula="of:=4*60+4.55" office:value-type="float" office:value="244.55" calcext:value-type="float">
            <text:p>244.55</text:p>
          </table:table-cell>
          <table:table-cell table:formula="of:=27*60+49.799" office:value-type="float" office:value="1669.799" calcext:value-type="float">
            <text:p>1669.799</text:p>
          </table:table-cell>
          <table:table-cell table:formula="of:=149*60+19.359" office:value-type="float" office:value="8959.359" calcext:value-type="float">
            <text:p>8959.359</text:p>
          </table:table-cell>
          <table:table-cell table:number-columns-repeated="3" office:value-type="string" calcext:value-type="string">
            <text:p>\texttt{-} </text:p>
          </table:table-cell>
          <table:table-cell office:value-type="string" calcext:value-type="string">
            <text:p>\texttt{-}</text:p>
          </table:table-cell>
          <table:table-cell table:number-columns-repeated="246"/>
        </table:table-row>
        <table:table-row table:style-name="ro2" table:number-rows-repeated="98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3">
        <office:forms form:automatic-focus="false" form:apply-design-mode="false"/>
        <table:shapes>
          <draw:frame draw:z-index="0" draw:style-name="gr1" draw:text-style-name="P1" svg:width="8in" svg:height="3.3598in" svg:x="0.9189in" svg:y="3.9213in">
            <draw:object draw:notify-on-update-of-ranges="Sheet3.A1:Sheet3.A20 Sheet3.B1:Sheet3.B20 Sheet3.C1:Sheet3.C20 Sheet3.D1:Sheet3.D20 Sheet3.E1:Sheet3.E20 Sheet3.F1:Sheet3.F20 Sheet3.G1:Sheet3.G2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ce1"/>
        <table:table-column table:style-name="co11" table:number-columns-repeated="9" table:default-cell-style-name="ce4"/>
        <table:table-row table:style-name="ro3"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'Password Count'.B6] / ['Enumeration Time'.B1]" office:value-type="float" office:value="4072.46376811594" calcext:value-type="float">
            <text:p>4072.463768116</text:p>
          </table:table-cell>
          <table:table-cell table:formula="of:=['Password Count'.C6] / ['Enumeration Time'.C1]" office:value-type="float" office:value="915.492957746479" calcext:value-type="float">
            <text:p>915.4929577465</text:p>
          </table:table-cell>
          <table:table-cell table:formula="of:=['Password Count'.D6] / ['Enumeration Time'.D1]" office:value-type="float" office:value="269.84126984127" calcext:value-type="float">
            <text:p>269.8412698413</text:p>
          </table:table-cell>
          <table:table-cell table:formula="of:=['Password Count'.E6] / ['Enumeration Time'.E1]" office:value-type="float" office:value="279.245283018868" calcext:value-type="float">
            <text:p>279.2452830189</text:p>
          </table:table-cell>
          <table:table-cell table:formula="of:=['Password Count'.F6] / ['Enumeration Time'.F1]" office:value-type="float" office:value="389.513108614232" calcext:value-type="float">
            <text:p>389.5131086142</text:p>
          </table:table-cell>
          <table:table-cell table:formula="of:=['Password Count'.G6] / ['Enumeration Time'.G1]" office:value-type="float" office:value="112.31884057971" calcext:value-type="float">
            <text:p>112.3188405797</text:p>
          </table:table-cell>
          <table:table-cell table:formula="of:=['Password Count'.H6] / ['Enumeration Time'.H1]" office:value-type="float" office:value="45.6026058631922" calcext:value-type="float">
            <text:p>45.6026058632</text:p>
          </table:table-cell>
          <table:table-cell table:formula="of:=['Password Count'.I6] / ['Enumeration Time'.I1]" office:value-type="float" office:value="9.93377483443709" calcext:value-type="float">
            <text:p>9.9337748344</text:p>
          </table:table-cell>
          <table:table-cell table:formula="of:=['Password Count'.J6] / ['Enumeration Time'.J1]" office:value-type="float" office:value="3.53356890459364" calcext:value-type="float">
            <text:p>3.533568904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'Password Count'.B7] / ['Enumeration Time'.B2]" office:value-type="float" office:value="12456.8245125348" calcext:value-type="float">
            <text:p>12456.8245125348</text:p>
          </table:table-cell>
          <table:table-cell table:formula="of:=['Password Count'.C7] / ['Enumeration Time'.C2]" office:value-type="float" office:value="5405.4794520548" calcext:value-type="float">
            <text:p>5405.4794520548</text:p>
          </table:table-cell>
          <table:table-cell table:formula="of:=['Password Count'.D7] / ['Enumeration Time'.D2]" office:value-type="float" office:value="1112.5" calcext:value-type="float">
            <text:p>1112.5</text:p>
          </table:table-cell>
          <table:table-cell table:formula="of:=['Password Count'.E7] / ['Enumeration Time'.E2]" office:value-type="float" office:value="909.090909090909" calcext:value-type="float">
            <text:p>909.0909090909</text:p>
          </table:table-cell>
          <table:table-cell table:formula="of:=['Password Count'.F7] / ['Enumeration Time'.F2]" office:value-type="float" office:value="592.857142857143" calcext:value-type="float">
            <text:p>592.8571428571</text:p>
          </table:table-cell>
          <table:table-cell table:formula="of:=['Password Count'.G7] / ['Enumeration Time'.G2]" office:value-type="float" office:value="561.290322580645" calcext:value-type="float">
            <text:p>561.2903225806</text:p>
          </table:table-cell>
          <table:table-cell table:formula="of:=['Password Count'.H7] / ['Enumeration Time'.H2]" office:value-type="float" office:value="105.590062111801" calcext:value-type="float">
            <text:p>105.5900621118</text:p>
          </table:table-cell>
          <table:table-cell table:formula="of:=['Password Count'.I7] / ['Enumeration Time'.I2]" office:value-type="float" office:value="23.8095238095238" calcext:value-type="float">
            <text:p>23.8095238095</text:p>
          </table:table-cell>
          <table:table-cell table:formula="of:=['Password Count'.J7] / ['Enumeration Time'.J2]" office:value-type="float" office:value="16.0771704180064" calcext:value-type="float">
            <text:p>16.07717041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'Password Count'.B8] / ['Enumeration Time'.B3]" office:value-type="float" office:value="23939.4673123487" calcext:value-type="float">
            <text:p>23939.4673123487</text:p>
          </table:table-cell>
          <table:table-cell table:formula="of:=['Password Count'.C8] / ['Enumeration Time'.C3]" office:value-type="float" office:value="26594.3661971831" calcext:value-type="float">
            <text:p>26594.3661971831</text:p>
          </table:table-cell>
          <table:table-cell table:formula="of:=['Password Count'.D8] / ['Enumeration Time'.D3]" office:value-type="float" office:value="5814.31767337808" calcext:value-type="float">
            <text:p>5814.3176733781</text:p>
          </table:table-cell>
          <table:table-cell table:formula="of:=['Password Count'.E8] / ['Enumeration Time'.E3]" office:value-type="float" office:value="2643.06784660767" calcext:value-type="float">
            <text:p>2643.0678466077</text:p>
          </table:table-cell>
          <table:table-cell table:formula="of:=['Password Count'.F8] / ['Enumeration Time'.F3]" office:value-type="float" office:value="2043.75" calcext:value-type="float">
            <text:p>2043.75</text:p>
          </table:table-cell>
          <table:table-cell table:formula="of:=['Password Count'.G8] / ['Enumeration Time'.G3]" office:value-type="float" office:value="2608.30860534125" calcext:value-type="float">
            <text:p>2608.3086053413</text:p>
          </table:table-cell>
          <table:table-cell table:formula="of:=['Password Count'.H8] / ['Enumeration Time'.H3]" office:value-type="float" office:value="663.438256658596" calcext:value-type="float">
            <text:p>663.4382566586</text:p>
          </table:table-cell>
          <table:table-cell table:formula="of:=['Password Count'.I8] / ['Enumeration Time'.I3]" office:value-type="float" office:value="300.248138957816" calcext:value-type="float">
            <text:p>300.2481389578</text:p>
          </table:table-cell>
          <table:table-cell table:formula="of:=['Password Count'.J8] / ['Enumeration Time'.J3]" office:value-type="float" office:value="85.5745721271394" calcext:value-type="float">
            <text:p>85.574572127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'Password Count'.B9] / ['Enumeration Time'.B4]" office:value-type="float" office:value="48194.1747572816" calcext:value-type="float">
            <text:p>48194.1747572816</text:p>
          </table:table-cell>
          <table:table-cell table:formula="of:=['Password Count'.C9] / ['Enumeration Time'.C4]" office:value-type="float" office:value="86670.2127659575" calcext:value-type="float">
            <text:p>86670.2127659575</text:p>
          </table:table-cell>
          <table:table-cell table:formula="of:=['Password Count'.D9] / ['Enumeration Time'.D4]" office:value-type="float" office:value="29632.2067594433" calcext:value-type="float">
            <text:p>29632.2067594433</text:p>
          </table:table-cell>
          <table:table-cell table:formula="of:=['Password Count'.E9] / ['Enumeration Time'.E4]" office:value-type="float" office:value="9814.11764705882" calcext:value-type="float">
            <text:p>9814.1176470588</text:p>
          </table:table-cell>
          <table:table-cell table:formula="of:=['Password Count'.F9] / ['Enumeration Time'.F4]" office:value-type="float" office:value="5624.72885032538" calcext:value-type="float">
            <text:p>5624.7288503254</text:p>
          </table:table-cell>
          <table:table-cell table:formula="of:=['Password Count'.G9] / ['Enumeration Time'.G4]" office:value-type="float" office:value="4012.71186440678" calcext:value-type="float">
            <text:p>4012.7118644068</text:p>
          </table:table-cell>
          <table:table-cell table:formula="of:=['Password Count'.H9] / ['Enumeration Time'.H4]" office:value-type="float" office:value="2554.85893416928" calcext:value-type="float">
            <text:p>2554.8589341693</text:p>
          </table:table-cell>
          <table:table-cell table:formula="of:=['Password Count'.I9] / ['Enumeration Time'.I4]" office:value-type="float" office:value="749.152542372881" calcext:value-type="float">
            <text:p>749.1525423729</text:p>
          </table:table-cell>
          <table:table-cell table:formula="of:=['Password Count'.J9] / ['Enumeration Time'.J4]" office:value-type="float" office:value="274.161735700197" calcext:value-type="float">
            <text:p>274.161735700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'Password Count'.B10] / ['Enumeration Time'.B5]" office:value-type="float" office:value="79611.5288220551" calcext:value-type="float">
            <text:p>79611.5288220551</text:p>
          </table:table-cell>
          <table:table-cell table:formula="of:=['Password Count'.C10] / ['Enumeration Time'.C5]" office:value-type="float" office:value="214590.330788804" calcext:value-type="float">
            <text:p>214590.330788804</text:p>
          </table:table-cell>
          <table:table-cell table:formula="of:=['Password Count'.D10] / ['Enumeration Time'.D5]" office:value-type="float" office:value="138306.910569106" calcext:value-type="float">
            <text:p>138306.910569106</text:p>
          </table:table-cell>
          <table:table-cell table:formula="of:=['Password Count'.E10] / ['Enumeration Time'.E5]" office:value-type="float" office:value="37120.3389830508" calcext:value-type="float">
            <text:p>37120.3389830508</text:p>
          </table:table-cell>
          <table:table-cell table:formula="of:=['Password Count'.F10] / ['Enumeration Time'.F5]" office:value-type="float" office:value="14766.4473684211" calcext:value-type="float">
            <text:p>14766.4473684211</text:p>
          </table:table-cell>
          <table:table-cell table:formula="of:=['Password Count'.G10] / ['Enumeration Time'.G5]" office:value-type="float" office:value="10689.2744479495" calcext:value-type="float">
            <text:p>10689.2744479495</text:p>
          </table:table-cell>
          <table:table-cell table:formula="of:=['Password Count'.H10] / ['Enumeration Time'.H5]" office:value-type="float" office:value="10009.2226613966" calcext:value-type="float">
            <text:p>10009.2226613966</text:p>
          </table:table-cell>
          <table:table-cell table:formula="of:=['Password Count'.I10] / ['Enumeration Time'.I5]" office:value-type="float" office:value="3638.47203274216" calcext:value-type="float">
            <text:p>3638.4720327422</text:p>
          </table:table-cell>
          <table:table-cell table:formula="of:=['Password Count'.J10] / ['Enumeration Time'.J5]" office:value-type="float" office:value="1489.48106591865" calcext:value-type="float">
            <text:p>1489.481065918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'Password Count'.B11] / ['Enumeration Time'.B6]" office:value-type="float" office:value="129626.728110599" calcext:value-type="float">
            <text:p>129626.728110599</text:p>
          </table:table-cell>
          <table:table-cell table:formula="of:=['Password Count'.C11] / ['Enumeration Time'.C6]" office:value-type="float" office:value="437050.480769231" calcext:value-type="float">
            <text:p>437050.480769231</text:p>
          </table:table-cell>
          <table:table-cell table:formula="of:=['Password Count'.D11] / ['Enumeration Time'.D6]" office:value-type="float" office:value="349533.715925394" calcext:value-type="float">
            <text:p>349533.715925394</text:p>
          </table:table-cell>
          <table:table-cell table:formula="of:=['Password Count'.E11] / ['Enumeration Time'.E6]" office:value-type="float" office:value="151716.73254282" calcext:value-type="float">
            <text:p>151716.73254282</text:p>
          </table:table-cell>
          <table:table-cell table:formula="of:=['Password Count'.F11] / ['Enumeration Time'.F6]" office:value-type="float" office:value="46022.4056603774" calcext:value-type="float">
            <text:p>46022.4056603774</text:p>
          </table:table-cell>
          <table:table-cell table:formula="of:=['Password Count'.G11] / ['Enumeration Time'.G6]" office:value-type="float" office:value="21830.271216098" calcext:value-type="float">
            <text:p>21830.271216098</text:p>
          </table:table-cell>
          <table:table-cell table:formula="of:=['Password Count'.H11] / ['Enumeration Time'.H6]" office:value-type="float" office:value="15129.6978629329" calcext:value-type="float">
            <text:p>15129.6978629329</text:p>
          </table:table-cell>
          <table:table-cell table:formula="of:=['Password Count'.I11] / ['Enumeration Time'.I6]" office:value-type="float" office:value="12048.760991207" calcext:value-type="float">
            <text:p>12048.760991207</text:p>
          </table:table-cell>
          <table:table-cell table:formula="of:=['Password Count'.J11] / ['Enumeration Time'.J6]" office:value-type="float" office:value="3645.18518518518" calcext:value-type="float">
            <text:p>3645.185185185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'Password Count'.B12] / ['Enumeration Time'.B7]" office:value-type="float" office:value="203186.335403727" calcext:value-type="float">
            <text:p>203186.335403727</text:p>
          </table:table-cell>
          <table:table-cell table:formula="of:=['Password Count'.C12] / ['Enumeration Time'.C7]" office:value-type="float" office:value="767960.093896714" calcext:value-type="float">
            <text:p>767960.093896714</text:p>
          </table:table-cell>
          <table:table-cell table:formula="of:=['Password Count'.D12] / ['Enumeration Time'.D7]" office:value-type="float" office:value="817467.933491687" calcext:value-type="float">
            <text:p>817467.933491687</text:p>
          </table:table-cell>
          <table:table-cell table:formula="of:=['Password Count'.E12] / ['Enumeration Time'.E7]" office:value-type="float" office:value="466070.772058824" calcext:value-type="float">
            <text:p>466070.772058824</text:p>
          </table:table-cell>
          <table:table-cell table:formula="of:=['Password Count'.F12] / ['Enumeration Time'.F7]" office:value-type="float" office:value="87949.4382022472" calcext:value-type="float">
            <text:p>87949.4382022472</text:p>
          </table:table-cell>
          <table:table-cell table:formula="of:=['Password Count'.G12] / ['Enumeration Time'.G7]" office:value-type="float" office:value="41424.7745609872" calcext:value-type="float">
            <text:p>41424.7745609872</text:p>
          </table:table-cell>
          <table:table-cell table:formula="of:=['Password Count'.H12] / ['Enumeration Time'.H7]" office:value-type="float" office:value="27698.6825329367" calcext:value-type="float">
            <text:p>27698.6825329367</text:p>
          </table:table-cell>
          <table:table-cell table:formula="of:=['Password Count'.I12] / ['Enumeration Time'.I7]" office:value-type="float" office:value="21106.7992302758" calcext:value-type="float">
            <text:p>21106.7992302758</text:p>
          </table:table-cell>
          <table:table-cell table:formula="of:=['Password Count'.J12] / ['Enumeration Time'.J7]" office:value-type="float" office:value="8541" calcext:value-type="float">
            <text:p>854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'Password Count'.B13] / ['Enumeration Time'.B8]" office:value-type="float" office:value="339895.918367347" calcext:value-type="float">
            <text:p>339895.918367347</text:p>
          </table:table-cell>
          <table:table-cell table:formula="of:=['Password Count'.C13] / ['Enumeration Time'.C8]" office:value-type="float" office:value="938833.592534992" calcext:value-type="float">
            <text:p>938833.592534992</text:p>
          </table:table-cell>
          <table:table-cell table:formula="of:=['Password Count'.D13] / ['Enumeration Time'.D8]" office:value-type="float" office:value="1808466.59116648" calcext:value-type="float">
            <text:p>1808466.59116648</text:p>
          </table:table-cell>
          <table:table-cell table:formula="of:=['Password Count'.E13] / ['Enumeration Time'.E8]" office:value-type="float" office:value="812049.431321085" calcext:value-type="float">
            <text:p>812049.431321085</text:p>
          </table:table-cell>
          <table:table-cell table:formula="of:=['Password Count'.F13] / ['Enumeration Time'.F8]" office:value-type="float" office:value="292759.909764744" calcext:value-type="float">
            <text:p>292759.909764744</text:p>
          </table:table-cell>
          <table:table-cell table:formula="of:=['Password Count'.G13] / ['Enumeration Time'.G8]" office:value-type="float" office:value="89569.8978320459" calcext:value-type="float">
            <text:p>89569.8978320459</text:p>
          </table:table-cell>
          <table:table-cell table:formula="of:=['Password Count'.H13] / ['Enumeration Time'.H8]" office:value-type="float" office:value="43743.9069423929" calcext:value-type="float">
            <text:p>43743.9069423929</text:p>
          </table:table-cell>
          <table:table-cell table:formula="of:=['Password Count'.I13] / ['Enumeration Time'.I8]" office:value-type="float" office:value="32956.5791646029" calcext:value-type="float">
            <text:p>32956.5791646029</text:p>
          </table:table-cell>
          <table:table-cell table:formula="of:=['Password Count'.J13] / ['Enumeration Time'.J8]" office:value-type="float" office:value="19879.835873388" calcext:value-type="float">
            <text:p>19879.835873388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'Password Count'.B14] / ['Enumeration Time'.B9]" office:value-type="float" office:value="509353.271028037" calcext:value-type="float">
            <text:p>509353.271028037</text:p>
          </table:table-cell>
          <table:table-cell table:formula="of:=['Password Count'.C14] / ['Enumeration Time'.C9]" office:value-type="float" office:value="1154424.64358452" calcext:value-type="float">
            <text:p>1154424.64358452</text:p>
          </table:table-cell>
          <table:table-cell table:formula="of:=['Password Count'.D14] / ['Enumeration Time'.D9]" office:value-type="float" office:value="1987668.35764109" calcext:value-type="float">
            <text:p>1987668.35764109</text:p>
          </table:table-cell>
          <table:table-cell table:formula="of:=['Password Count'.E14] / ['Enumeration Time'.E9]" office:value-type="float" office:value="1425561.28530707" calcext:value-type="float">
            <text:p>1425561.28530707</text:p>
          </table:table-cell>
          <table:table-cell table:formula="of:=['Password Count'.F14] / ['Enumeration Time'.F9]" office:value-type="float" office:value="596913.975202816" calcext:value-type="float">
            <text:p>596913.975202816</text:p>
          </table:table-cell>
          <table:table-cell table:formula="of:=['Password Count'.G14] / ['Enumeration Time'.G9]" office:value-type="float" office:value="166246.150666529" calcext:value-type="float">
            <text:p>166246.150666529</text:p>
          </table:table-cell>
          <table:table-cell table:formula="of:=['Password Count'.H14] / ['Enumeration Time'.H9]" office:value-type="float" office:value="65948.1306572216" calcext:value-type="float">
            <text:p>65948.1306572216</text:p>
          </table:table-cell>
          <table:table-cell table:formula="of:=['Password Count'.I14] / ['Enumeration Time'.I9]" office:value-type="float" office:value="33335.3789666929" calcext:value-type="float">
            <text:p>33335.3789666929</text:p>
          </table:table-cell>
          <table:table-cell table:formula="of:=['Password Count'.J14] / ['Enumeration Time'.J9]" office:value-type="float" office:value="35659.0700800391" calcext:value-type="float">
            <text:p>35659.070080039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'Password Count'.B15] / ['Enumeration Time'.B10]" office:value-type="float" office:value="624821.220930233" calcext:value-type="float">
            <text:p>624821.220930233</text:p>
          </table:table-cell>
          <table:table-cell table:formula="of:=['Password Count'.C15] / ['Enumeration Time'.C10]" office:value-type="float" office:value="1938409.914204" calcext:value-type="float">
            <text:p>1938409.914204</text:p>
          </table:table-cell>
          <table:table-cell table:formula="of:=['Password Count'.D15] / ['Enumeration Time'.D10]" office:value-type="float" office:value="2475333.06155728" calcext:value-type="float">
            <text:p>2475333.06155728</text:p>
          </table:table-cell>
          <table:table-cell table:formula="of:=['Password Count'.E15] / ['Enumeration Time'.E10]" office:value-type="float" office:value="1717363.0952381" calcext:value-type="float">
            <text:p>1717363.0952381</text:p>
          </table:table-cell>
          <table:table-cell table:formula="of:=['Password Count'.F15] / ['Enumeration Time'.F10]" office:value-type="float" office:value="876682.154882155" calcext:value-type="float">
            <text:p>876682.154882155</text:p>
          </table:table-cell>
          <table:table-cell table:formula="of:=['Password Count'.G15] / ['Enumeration Time'.G10]" office:value-type="float" office:value="280099.453426595" calcext:value-type="float">
            <text:p>280099.453426595</text:p>
          </table:table-cell>
          <table:table-cell table:formula="of:=['Password Count'.H15] / ['Enumeration Time'.H10]" office:value-type="float" office:value="77001.1267076663" calcext:value-type="float">
            <text:p>77001.1267076663</text:p>
          </table:table-cell>
          <table:table-cell table:formula="of:=['Password Count'.I15] / ['Enumeration Time'.I10]" office:value-type="float" office:value="47771.9140558124" calcext:value-type="float">
            <text:p>47771.9140558124</text:p>
          </table:table-cell>
          <table:table-cell table:formula="of:=['Password Count'.J15] / ['Enumeration Time'.J10]" office:value-type="float" office:value="38884.8873404935" calcext:value-type="float">
            <text:p>38884.887340493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'Password Count'.B16] / ['Enumeration Time'.B11]" office:value-type="float" office:value="959031.019202363" calcext:value-type="float">
            <text:p>959031.019202363</text:p>
          </table:table-cell>
          <table:table-cell table:formula="of:=['Password Count'.C16] / ['Enumeration Time'.C11]" office:value-type="float" office:value="2878537.25165563" calcext:value-type="float">
            <text:p>2878537.25165563</text:p>
          </table:table-cell>
          <table:table-cell table:formula="of:=['Password Count'.D16] / ['Enumeration Time'.D11]" office:value-type="float" office:value="3291112.39988953" calcext:value-type="float">
            <text:p>3291112.39988953</text:p>
          </table:table-cell>
          <table:table-cell table:formula="of:=['Password Count'.E16] / ['Enumeration Time'.E11]" office:value-type="float" office:value="2227318.86645963" calcext:value-type="float">
            <text:p>2227318.86645963</text:p>
          </table:table-cell>
          <table:table-cell table:formula="of:=['Password Count'.F16] / ['Enumeration Time'.F11]" office:value-type="float" office:value="1343779.33251684" calcext:value-type="float">
            <text:p>1343779.33251684</text:p>
          </table:table-cell>
          <table:table-cell table:formula="of:=['Password Count'.G16] / ['Enumeration Time'.G11]" office:value-type="float" office:value="453414.591906214" calcext:value-type="float">
            <text:p>453414.591906214</text:p>
          </table:table-cell>
          <table:table-cell table:formula="of:=['Password Count'.H16] / ['Enumeration Time'.H11]" office:value-type="float" office:value="128271.234720404" calcext:value-type="float">
            <text:p>128271.234720404</text:p>
          </table:table-cell>
          <table:table-cell table:formula="of:=['Password Count'.I16] / ['Enumeration Time'.I11]" office:value-type="float" office:value="60622.7746542612" calcext:value-type="float">
            <text:p>60622.7746542612</text:p>
          </table:table-cell>
          <table:table-cell table:formula="of:=['Password Count'.J16] / ['Enumeration Time'.J11]" office:value-type="float" office:value="47245.7708043818" calcext:value-type="float">
            <text:p>47245.7708043818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'Password Count'.B17] / ['Enumeration Time'.B12]" office:value-type="float" office:value="1378680.41237113" calcext:value-type="float">
            <text:p>1378680.41237113</text:p>
          </table:table-cell>
          <table:table-cell table:formula="of:=['Password Count'.C17] / ['Enumeration Time'.C12]" office:value-type="float" office:value="3292399.88623436" calcext:value-type="float">
            <text:p>3292399.88623436</text:p>
          </table:table-cell>
          <table:table-cell table:formula="of:=['Password Count'.D17] / ['Enumeration Time'.D12]" office:value-type="float" office:value="3325995.71513002" calcext:value-type="float">
            <text:p>3325995.71513002</text:p>
          </table:table-cell>
          <table:table-cell table:formula="of:=['Password Count'.E17] / ['Enumeration Time'.E12]" office:value-type="float" office:value="2368227.61451855" calcext:value-type="float">
            <text:p>2368227.61451855</text:p>
          </table:table-cell>
          <table:table-cell table:formula="of:=['Password Count'.F17] / ['Enumeration Time'.F12]" office:value-type="float" office:value="1465527.98034652" calcext:value-type="float">
            <text:p>1465527.98034652</text:p>
          </table:table-cell>
          <table:table-cell table:formula="of:=['Password Count'.G17] / ['Enumeration Time'.G12]" office:value-type="float" office:value="640355.663400892" calcext:value-type="float">
            <text:p>640355.663400892</text:p>
          </table:table-cell>
          <table:table-cell table:formula="of:=['Password Count'.H17] / ['Enumeration Time'.H12]" office:value-type="float" office:value="220372.518681897" calcext:value-type="float">
            <text:p>220372.518681897</text:p>
          </table:table-cell>
          <table:table-cell table:formula="of:=['Password Count'.I17] / ['Enumeration Time'.I12]" office:value-type="float" office:value="86496.3320715311" calcext:value-type="float">
            <text:p>86496.3320715311</text:p>
          </table:table-cell>
          <table:table-cell table:formula="of:=['Password Count'.J17] / ['Enumeration Time'.J12]" office:value-type="float" office:value="58523.1811607785" calcext:value-type="float">
            <text:p>58523.181160778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'Password Count'.B18] / ['Enumeration Time'.B13]" office:value-type="float" office:value="1891240.90909091" calcext:value-type="float">
            <text:p>1891240.90909091</text:p>
          </table:table-cell>
          <table:table-cell table:formula="of:=['Password Count'.C18] / ['Enumeration Time'.C13]" office:value-type="float" office:value="3798893.5483871" calcext:value-type="float">
            <text:p>3798893.5483871</text:p>
          </table:table-cell>
          <table:table-cell table:formula="of:=['Password Count'.D18] / ['Enumeration Time'.D13]" office:value-type="float" office:value="3279692.89053684" calcext:value-type="float">
            <text:p>3279692.89053684</text:p>
          </table:table-cell>
          <table:table-cell table:formula="of:=['Password Count'.E18] / ['Enumeration Time'.E13]" office:value-type="float" office:value="2241928.86878856" calcext:value-type="float">
            <text:p>2241928.86878856</text:p>
          </table:table-cell>
          <table:table-cell table:formula="of:=['Password Count'.F18] / ['Enumeration Time'.F13]" office:value-type="float" office:value="1544894.10569353" calcext:value-type="float">
            <text:p>1544894.10569353</text:p>
          </table:table-cell>
          <table:table-cell table:formula="of:=['Password Count'.G18] / ['Enumeration Time'.G13]" office:value-type="float" office:value="959662.95502042" calcext:value-type="float">
            <text:p>959662.95502042</text:p>
          </table:table-cell>
          <table:table-cell table:formula="of:=['Password Count'.H18] / ['Enumeration Time'.H13]" office:value-type="float" office:value="378958.082147302" calcext:value-type="float">
            <text:p>378958.082147302</text:p>
          </table:table-cell>
          <table:table-cell table:formula="of:=['Password Count'.I18] / ['Enumeration Time'.I13]" office:value-type="float" office:value="132713.599778997" calcext:value-type="float">
            <text:p>132713.599778997</text:p>
          </table:table-cell>
          <table:table-cell table:formula="of:=['Password Count'.J18] / ['Enumeration Time'.J13]" office:value-type="float" office:value="71295.7830073029" calcext:value-type="float">
            <text:p>71295.7830073029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'Password Count'.B19] / ['Enumeration Time'.B14]" office:value-type="float" office:value="1790627.73722628" calcext:value-type="float">
            <text:p>1790627.73722628</text:p>
          </table:table-cell>
          <table:table-cell table:formula="of:=['Password Count'.C19] / ['Enumeration Time'.C14]" office:value-type="float" office:value="3658456.36094675" calcext:value-type="float">
            <text:p>3658456.36094675</text:p>
          </table:table-cell>
          <table:table-cell table:formula="of:=['Password Count'.D19] / ['Enumeration Time'.D14]" office:value-type="float" office:value="3778997.88359788" calcext:value-type="float">
            <text:p>3778997.88359788</text:p>
          </table:table-cell>
          <table:table-cell table:formula="of:=['Password Count'.E19] / ['Enumeration Time'.E14]" office:value-type="float" office:value="2264497.36735128" calcext:value-type="float">
            <text:p>2264497.36735128</text:p>
          </table:table-cell>
          <table:table-cell table:formula="of:=['Password Count'.F19] / ['Enumeration Time'.F14]" office:value-type="float" office:value="1587045.05056335" calcext:value-type="float">
            <text:p>1587045.05056335</text:p>
          </table:table-cell>
          <table:table-cell table:formula="of:=['Password Count'.G19] / ['Enumeration Time'.G14]" office:value-type="float" office:value="1225887.01311245" calcext:value-type="float">
            <text:p>1225887.01311245</text:p>
          </table:table-cell>
          <table:table-cell table:formula="of:=['Password Count'.H19] / ['Enumeration Time'.H14]" office:value-type="float" office:value="625708.034805432" calcext:value-type="float">
            <text:p>625708.034805432</text:p>
          </table:table-cell>
          <table:table-cell table:formula="of:=['Password Count'.I19] / ['Enumeration Time'.I14]" office:value-type="float" office:value="220352.142638768" calcext:value-type="float">
            <text:p>220352.142638768</text:p>
          </table:table-cell>
          <table:table-cell table:formula="of:=['Password Count'.J19] / ['Enumeration Time'.J14]" office:value-type="float" office:value="101508.201976462" calcext:value-type="float">
            <text:p>101508.20197646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'Password Count'.B20] / ['Enumeration Time'.B15]" office:value-type="float" office:value="2086540.38997214" calcext:value-type="float">
            <text:p>2086540.38997214</text:p>
          </table:table-cell>
          <table:table-cell table:formula="of:=['Password Count'.C20] / ['Enumeration Time'.C15]" office:value-type="float" office:value="3801628.73543812" calcext:value-type="float">
            <text:p>3801628.73543812</text:p>
          </table:table-cell>
          <table:table-cell table:formula="of:=['Password Count'.D20] / ['Enumeration Time'.D15]" office:value-type="float" office:value="3589217.9686355" calcext:value-type="float">
            <text:p>3589217.9686355</text:p>
          </table:table-cell>
          <table:table-cell table:formula="of:=['Password Count'.E20] / ['Enumeration Time'.E15]" office:value-type="float" office:value="2190417.67738622" calcext:value-type="float">
            <text:p>2190417.67738622</text:p>
          </table:table-cell>
          <table:table-cell table:formula="of:=['Password Count'.F20] / ['Enumeration Time'.F15]" office:value-type="float" office:value="1776358.53647448" calcext:value-type="float">
            <text:p>1776358.53647448</text:p>
          </table:table-cell>
          <table:table-cell table:formula="of:=['Password Count'.G20] / ['Enumeration Time'.G15]" office:value-type="float" office:value="1366388.95398923" calcext:value-type="float">
            <text:p>1366388.95398923</text:p>
          </table:table-cell>
          <table:table-cell table:formula="of:=['Password Count'.H20] / ['Enumeration Time'.H15]" office:value-type="float" office:value="861469.051445843" calcext:value-type="float">
            <text:p>861469.051445843</text:p>
          </table:table-cell>
          <table:table-cell table:formula="of:=['Password Count'.I20] / ['Enumeration Time'.I15]" office:value-type="float" office:value="366242.168400156" calcext:value-type="float">
            <text:p>366242.168400156</text:p>
          </table:table-cell>
          <table:table-cell table:formula="of:=['Password Count'.J20] / ['Enumeration Time'.J15]" office:value-type="float" office:value="122296.455689767" calcext:value-type="float">
            <text:p>122296.455689767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'Password Count'.B21] / ['Enumeration Time'.B16]" office:value-type="float" office:value="1793011.68831169" calcext:value-type="float">
            <text:p>1793011.68831169</text:p>
          </table:table-cell>
          <table:table-cell table:formula="of:=['Password Count'.C21] / ['Enumeration Time'.C16]" office:value-type="float" office:value="4852864.98889711" calcext:value-type="float">
            <text:p>4852864.98889711</text:p>
          </table:table-cell>
          <table:table-cell table:formula="of:=['Password Count'.D21] / ['Enumeration Time'.D16]" office:value-type="float" office:value="3209274.30315233" calcext:value-type="float">
            <text:p>3209274.30315233</text:p>
          </table:table-cell>
          <table:table-cell table:formula="of:=['Password Count'.E21] / ['Enumeration Time'.E16]" office:value-type="float" office:value="2285083.92010064" calcext:value-type="float">
            <text:p>2285083.92010064</text:p>
          </table:table-cell>
          <table:table-cell table:formula="of:=['Password Count'.F21] / ['Enumeration Time'.F16]" office:value-type="float" office:value="1984190.59303237" calcext:value-type="float">
            <text:p>1984190.59303237</text:p>
          </table:table-cell>
          <table:table-cell table:formula="of:=['Password Count'.G21] / ['Enumeration Time'.G16]" office:value-type="float" office:value="1421578.49207904" calcext:value-type="float">
            <text:p>1421578.49207904</text:p>
          </table:table-cell>
          <table:table-cell table:formula="of:=['Password Count'.H21] / ['Enumeration Time'.H16]" office:value-type="float" office:value="986586.46287554" calcext:value-type="float">
            <text:p>986586.46287554</text:p>
          </table:table-cell>
          <table:table-cell table:formula="of:=['Password Count'.I21] / ['Enumeration Time'.I16]" office:value-type="float" office:value="393781.612867471" calcext:value-type="float">
            <text:p>393781.612867471</text:p>
          </table:table-cell>
          <table:table-cell table:formula="of:=['Password Count'.J21] / ['Enumeration Time'.J16]" office:value-type="float" office:value="165733.621966361" calcext:value-type="float">
            <text:p>165733.621966361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'Password Count'.B22] / ['Enumeration Time'.B17]" office:value-type="float" office:value="1323490.33570702" calcext:value-type="float">
            <text:p>1323490.33570702</text:p>
          </table:table-cell>
          <table:table-cell table:formula="of:=['Password Count'.C22] / ['Enumeration Time'.C17]" office:value-type="float" office:value="4870236.0241744" calcext:value-type="float">
            <text:p>4870236.0241744</text:p>
          </table:table-cell>
          <table:table-cell table:formula="of:=['Password Count'.D22] / ['Enumeration Time'.D17]" office:value-type="float" office:value="2771313.24624363" calcext:value-type="float">
            <text:p>2771313.24624363</text:p>
          </table:table-cell>
          <table:table-cell table:formula="of:=['Password Count'.E22] / ['Enumeration Time'.E17]" office:value-type="float" office:value="2286691.50906968" calcext:value-type="float">
            <text:p>2286691.50906968</text:p>
          </table:table-cell>
          <table:table-cell table:formula="of:=['Password Count'.F22] / ['Enumeration Time'.F17]" office:value-type="float" office:value="1972738.0244536" calcext:value-type="float">
            <text:p>1972738.0244536</text:p>
          </table:table-cell>
          <table:table-cell table:formula="of:=['Password Count'.G22] / ['Enumeration Time'.G17]" office:value-type="float" office:value="1496212.44610119" calcext:value-type="float">
            <text:p>1496212.44610119</text:p>
          </table:table-cell>
          <table:table-cell table:formula="of:=['Password Count'.H22] / ['Enumeration Time'.H17]" office:value-type="float" office:value="909475.160053392" calcext:value-type="float">
            <text:p>909475.160053392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'Password Count'.B23] / ['Enumeration Time'.B18]" office:value-type="float" office:value="1202900" calcext:value-type="float">
            <text:p>1202900</text:p>
          </table:table-cell>
          <table:table-cell table:formula="of:=['Password Count'.C23] / ['Enumeration Time'.C18]" office:value-type="float" office:value="4606192.26493011" calcext:value-type="float">
            <text:p>4606192.26493011</text:p>
          </table:table-cell>
          <table:table-cell table:formula="of:=['Password Count'.D23] / ['Enumeration Time'.D18]" office:value-type="float" office:value="3042344.17787224" calcext:value-type="float">
            <text:p>3042344.17787224</text:p>
          </table:table-cell>
          <table:table-cell table:formula="of:=['Password Count'.E23] / ['Enumeration Time'.E18]" office:value-type="float" office:value="2617981.89453281" calcext:value-type="float">
            <text:p>2617981.89453281</text:p>
          </table:table-cell>
          <table:table-cell table:formula="of:=['Password Count'.F23] / ['Enumeration Time'.F18]" office:value-type="float" office:value="2172824.92628743" calcext:value-type="float">
            <text:p>2172824.92628743</text:p>
          </table:table-cell>
          <table:table-cell table:formula="of:=['Password Count'.G23] / ['Enumeration Time'.G18]" office:value-type="float" office:value="1215668.59195111" calcext:value-type="float">
            <text:p>1215668.59195111</text:p>
          </table:table-cell>
          <table:table-cell table:number-columns-repeated="3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'Password Count'.B24] / ['Enumeration Time'.B19]" office:value-type="float" office:value="1048053.25443787" calcext:value-type="float">
            <text:p>1048053.25443787</text:p>
          </table:table-cell>
          <table:table-cell table:formula="of:=['Password Count'.C24] / ['Enumeration Time'.C19]" office:value-type="float" office:value="4398408.3274794" calcext:value-type="float">
            <text:p>4398408.3274794</text:p>
          </table:table-cell>
          <table:table-cell table:formula="of:=['Password Count'.D24] / ['Enumeration Time'.D19]" office:value-type="float" office:value="3246724.63299939" calcext:value-type="float">
            <text:p>3246724.63299939</text:p>
          </table:table-cell>
          <table:table-cell table:formula="of:=['Password Count'.E24] / ['Enumeration Time'.E19]" office:value-type="float" office:value="2606975.97375493" calcext:value-type="float">
            <text:p>2606975.97375493</text:p>
          </table:table-cell>
          <table:table-cell table:formula="of:=['Password Count'.F24] / ['Enumeration Time'.F19]" office:value-type="float" office:value="1831249.18735816" calcext:value-type="float">
            <text:p>1831249.187358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22:19:13.936133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ssword_20_Count" style:display-name="PageStyle_Password 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_20_Time" style:display-name="PageStyle_Enumeration Ti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1T00:39:37.814466563</dc:date>
    <meta:editing-duration>PT2H28M12S</meta:editing-duration>
    <meta:editing-cycles>16</meta:editing-cycles>
    <meta:generator>LibreOffice/4.2.8.2$Linux_X86_64 LibreOffice_project/420m0$Build-2</meta:generator>
    <meta:document-statistic meta:table-count="3" meta:cell-count="620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21cm" svg:height="8.586cm" xlink:href=".." xlink:type="simple" chart:class="chart:bar" chart:style-name="ch1">
        <chart:legend chart:legend-position="end" svg:x="18.058cm" svg:y="2.002cm" style:legend-expansion="high" chart:style-name="ch2"/>
        <chart:plot-area chart:style-name="ch3" table:cell-range-address="'Password Count'.A1:'Password Count'.J24" chart:data-source-has-labels="both" svg:x="1.417cm" svg:y="0.171cm" svg:width="16.235cm" svg:height="7.263cm">
          <chartooo:coordinate-region svg:x="4.076cm" svg:y="0.371cm" svg:width="13.576cm" svg:height="6.416cm"/>
          <chart:axis chart:dimension="x" chart:name="primary-x" chart:style-name="ch4" chartooo:axis-type="auto">
            <chartooo:date-scale/>
            <chart:title svg:x="8.326cm" svg:y="7.605cm" chart:style-name="ch5">
              <text:p>Password Level</text:p>
            </chart:title>
            <chart:categories table:cell-range-address="'Password Count'.A1:'Password Count'.A24"/>
          </chart:axis>
          <chart:axis chart:dimension="y" chart:name="primary-y" chart:style-name="ch6">
            <chart:title svg:x="0.451cm" svg:y="5.447cm" chart:style-name="ch7">
              <text:p>Number of Passwords</text:p>
            </chart:title>
            <chart:grid chart:style-name="ch8" chart:class="major"/>
          </chart:axis>
          <chart:series chart:style-name="ch9" chart:values-cell-range-address="'Password Count'.B1:'Password Count'.B24" chart:label-cell-address="&quot;length=4&quot;" chart:class="chart:bar">
            <chart:data-point chart:repeated="24"/>
          </chart:series>
          <chart:series chart:style-name="ch10" chart:values-cell-range-address="'Password Count'.C1:'Password Count'.C24" chart:label-cell-address="&quot;length=5&quot;" chart:class="chart:bar">
            <chart:data-point chart:repeated="24"/>
          </chart:series>
          <chart:series chart:style-name="ch11" chart:values-cell-range-address="'Password Count'.D1:'Password Count'.D24" chart:label-cell-address="&quot;length=6&quot;" chart:class="chart:bar">
            <chart:data-point chart:repeated="24"/>
          </chart:series>
          <chart:series chart:style-name="ch12" chart:values-cell-range-address="'Password Count'.E1:'Password Count'.E24" chart:label-cell-address="&quot;length=7&quot;" chart:class="chart:bar">
            <chart:data-point chart:repeated="24"/>
          </chart:series>
          <chart:series chart:style-name="ch13" chart:values-cell-range-address="'Password Count'.F1:'Password Count'.F24" chart:label-cell-address="&quot;length=8&quot;" chart:class="chart:bar">
            <chart:data-point chart:repeated="24"/>
          </chart:series>
          <chart:series chart:style-name="ch14" chart:values-cell-range-address="'Password Count'.G1:'Password Count'.G24" chart:label-cell-address="&quot;length=9&quot;" chart:class="chart:bar">
            <chart:data-point chart:repeated="24"/>
          </chart:series>
          <chart:series chart:style-name="ch15" chart:values-cell-range-address="'Password Count'.H1:'Password Count'.H24" chart:label-cell-address="&quot;length=10&quot;" chart:class="chart:bar">
            <chart:data-point chart:repeated="24"/>
          </chart:series>
          <chart:series chart:style-name="ch16" chart:values-cell-range-address="'Password Count'.I1:'Password Count'.I24" chart:label-cell-address="&quot;length=11&quot;" chart:class="chart:bar">
            <chart:data-point chart:repeated="24"/>
          </chart:series>
          <chart:series chart:style-name="ch17" chart:values-cell-range-address="'Password Count'.J1:'Password Count'.J24" chart:label-cell-address="&quot;length=12&quot;" chart:class="chart:bar">
            <chart:data-point chart:repeated="2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gth=4</text:p>
              </table:table-cell>
              <table:table-cell office:value-type="string">
                <text:p>length=5</text:p>
              </table:table-cell>
              <table:table-cell office:value-type="string">
                <text:p>length=6</text:p>
              </table:table-cell>
              <table:table-cell office:value-type="string">
                <text:p>length=7</text:p>
              </table:table-cell>
              <table:table-cell office:value-type="string">
                <text:p>length=8</text:p>
              </table:table-cell>
              <table:table-cell office:value-type="string">
                <text:p>length=9</text:p>
              </table:table-cell>
              <table:table-cell office:value-type="string">
                <text:p>length=10</text:p>
              </table:table-cell>
              <table:table-cell office:value-type="string">
                <text:p>length=11</text:p>
              </table:table-cell>
              <table:table-cell office:value-type="string">
                <text:p>length=12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assword Count'.A1:'Password Count'.A24</svg:desc>
                </draw:g>
              </table:table-cell>
              <table:table-cell office:value-type="float" office:value="1">
                <text:p>1</text:p>
                <draw:g>
                  <svg:desc>'Password Count'.B1:'Password Count'.B24</svg:desc>
                </draw:g>
              </table:table-cell>
              <table:table-cell office:value-type="float" office:value="1">
                <text:p>1</text:p>
                <draw:g>
                  <svg:desc>'Password Count'.C1:'Password Count'.C24</svg:desc>
                </draw:g>
              </table:table-cell>
              <table:table-cell office:value-type="float" office:value="1">
                <text:p>1</text:p>
                <draw:g>
                  <svg:desc>'Password Count'.D1:'Password Count'.D24</svg:desc>
                </draw:g>
              </table:table-cell>
              <table:table-cell office:value-type="float" office:value="0">
                <text:p>0</text:p>
                <draw:g>
                  <svg:desc>'Password Count'.E1:'Password Count'.E24</svg:desc>
                </draw:g>
              </table:table-cell>
              <table:table-cell office:value-type="float" office:value="0">
                <text:p>0</text:p>
                <draw:g>
                  <svg:desc>'Password Count'.F1:'Password Count'.F24</svg:desc>
                </draw:g>
              </table:table-cell>
              <table:table-cell office:value-type="float" office:value="0">
                <text:p>0</text:p>
                <draw:g>
                  <svg:desc>'Password Count'.G1:'Password Count'.G24</svg:desc>
                </draw:g>
              </table:table-cell>
              <table:table-cell office:value-type="float" office:value="0">
                <text:p>0</text:p>
                <draw:g>
                  <svg:desc>'Password Count'.H1:'Password Count'.H24</svg:desc>
                </draw:g>
              </table:table-cell>
              <table:table-cell office:value-type="float" office:value="0">
                <text:p>0</text:p>
                <draw:g>
                  <svg:desc>'Password Count'.I1:'Password Count'.I24</svg:desc>
                </draw:g>
              </table:table-cell>
              <table:table-cell office:value-type="float" office:value="0">
                <text:p>0</text:p>
                <draw:g>
                  <svg:desc>'Password Count'.J1:'Password Count'.J2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05">
                <text:p>1405</text:p>
              </table:table-cell>
              <table:table-cell office:value-type="float" office:value="325">
                <text:p>325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472">
                <text:p>4472</text:p>
              </table:table-cell>
              <table:table-cell office:value-type="float" office:value="1973">
                <text:p>1973</text:p>
              </table:table-cell>
              <table:table-cell office:value-type="float" office:value="445">
                <text:p>445</text:p>
              </table:table-cell>
              <table:table-cell office:value-type="float" office:value="250">
                <text:p>250</text:p>
              </table:table-cell>
              <table:table-cell office:value-type="float" office:value="166">
                <text:p>166</text:p>
              </table:table-cell>
              <table:table-cell office:value-type="float" office:value="174">
                <text:p>174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887">
                <text:p>9887</text:p>
              </table:table-cell>
              <table:table-cell office:value-type="float" office:value="9441">
                <text:p>9441</text:p>
              </table:table-cell>
              <table:table-cell office:value-type="float" office:value="2599">
                <text:p>2599</text:p>
              </table:table-cell>
              <table:table-cell office:value-type="float" office:value="896">
                <text:p>896</text:p>
              </table:table-cell>
              <table:table-cell office:value-type="float" office:value="654">
                <text:p>654</text:p>
              </table:table-cell>
              <table:table-cell office:value-type="float" office:value="879">
                <text:p>879</text:p>
              </table:table-cell>
              <table:table-cell office:value-type="float" office:value="274">
                <text:p>274</text:p>
              </table:table-cell>
              <table:table-cell office:value-type="float" office:value="121">
                <text:p>1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856">
                <text:p>19856</text:p>
              </table:table-cell>
              <table:table-cell office:value-type="float" office:value="32588">
                <text:p>32588</text:p>
              </table:table-cell>
              <table:table-cell office:value-type="float" office:value="14905">
                <text:p>14905</text:p>
              </table:table-cell>
              <table:table-cell office:value-type="float" office:value="4171">
                <text:p>4171</text:p>
              </table:table-cell>
              <table:table-cell office:value-type="float" office:value="2593">
                <text:p>2593</text:p>
              </table:table-cell>
              <table:table-cell office:value-type="float" office:value="1894">
                <text:p>1894</text:p>
              </table:table-cell>
              <table:table-cell office:value-type="float" office:value="1630">
                <text:p>1630</text:p>
              </table:table-cell>
              <table:table-cell office:value-type="float" office:value="442">
                <text:p>44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1765">
                <text:p>31765</text:p>
              </table:table-cell>
              <table:table-cell office:value-type="float" office:value="84334">
                <text:p>84334</text:p>
              </table:table-cell>
              <table:table-cell office:value-type="float" office:value="68047">
                <text:p>68047</text:p>
              </table:table-cell>
              <table:table-cell office:value-type="float" office:value="21901">
                <text:p>21901</text:p>
              </table:table-cell>
              <table:table-cell office:value-type="float" office:value="8978">
                <text:p>8978</text:p>
              </table:table-cell>
              <table:table-cell office:value-type="float" office:value="6777">
                <text:p>6777</text:p>
              </table:table-cell>
              <table:table-cell office:value-type="float" office:value="7597">
                <text:p>7597</text:p>
              </table:table-cell>
              <table:table-cell office:value-type="float" office:value="2667">
                <text:p>2667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6258">
                <text:p>56258</text:p>
              </table:table-cell>
              <table:table-cell office:value-type="float" office:value="181813">
                <text:p>181813</text:p>
              </table:table-cell>
              <table:table-cell office:value-type="float" office:value="243625">
                <text:p>243625</text:p>
              </table:table-cell>
              <table:table-cell office:value-type="float" office:value="115153">
                <text:p>115153</text:p>
              </table:table-cell>
              <table:table-cell office:value-type="float" office:value="39027">
                <text:p>39027</text:p>
              </table:table-cell>
              <table:table-cell office:value-type="float" office:value="24952">
                <text:p>24952</text:p>
              </table:table-cell>
              <table:table-cell office:value-type="float" office:value="20531">
                <text:p>20531</text:p>
              </table:table-cell>
              <table:table-cell office:value-type="float" office:value="15073">
                <text:p>15073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8139">
                <text:p>98139</text:p>
              </table:table-cell>
              <table:table-cell office:value-type="float" office:value="327151">
                <text:p>327151</text:p>
              </table:table-cell>
              <table:table-cell office:value-type="float" office:value="688308">
                <text:p>688308</text:p>
              </table:table-cell>
              <table:table-cell office:value-type="float" office:value="507085">
                <text:p>507085</text:p>
              </table:table-cell>
              <table:table-cell office:value-type="float" office:value="187860">
                <text:p>187860</text:p>
              </table:table-cell>
              <table:table-cell office:value-type="float" office:value="87282">
                <text:p>87282</text:p>
              </table:table-cell>
              <table:table-cell office:value-type="float" office:value="65175">
                <text:p>65175</text:p>
              </table:table-cell>
              <table:table-cell office:value-type="float" office:value="65811">
                <text:p>65811</text:p>
              </table:table-cell>
              <table:table-cell office:value-type="float" office:value="25623">
                <text:p>256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6549">
                <text:p>166549</text:p>
              </table:table-cell>
              <table:table-cell office:value-type="float" office:value="603670">
                <text:p>603670</text:p>
              </table:table-cell>
              <table:table-cell office:value-type="float" office:value="1596876">
                <text:p>1596876</text:p>
              </table:table-cell>
              <table:table-cell office:value-type="float" office:value="1856345">
                <text:p>1856345</text:p>
              </table:table-cell>
              <table:table-cell office:value-type="float" office:value="908434">
                <text:p>908434</text:p>
              </table:table-cell>
              <table:table-cell office:value-type="float" office:value="359444">
                <text:p>359444</text:p>
              </table:table-cell>
              <table:table-cell office:value-type="float" office:value="236917">
                <text:p>236917</text:p>
              </table:table-cell>
              <table:table-cell office:value-type="float" office:value="199618">
                <text:p>199618</text:p>
              </table:table-cell>
              <table:table-cell office:value-type="float" office:value="135660">
                <text:p>13566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2504">
                <text:p>272504</text:p>
              </table:table-cell>
              <table:table-cell office:value-type="float" office:value="1133645">
                <text:p>1133645</text:p>
              </table:table-cell>
              <table:table-cell office:value-type="float" office:value="3134553">
                <text:p>3134553</text:p>
              </table:table-cell>
              <table:table-cell office:value-type="float" office:value="5501241">
                <text:p>5501241</text:p>
              </table:table-cell>
              <table:table-cell office:value-type="float" office:value="3899639">
                <text:p>3899639</text:p>
              </table:table-cell>
              <table:table-cell office:value-type="float" office:value="1608764">
                <text:p>1608764</text:p>
              </table:table-cell>
              <table:table-cell office:value-type="float" office:value="837871">
                <text:p>837871</text:p>
              </table:table-cell>
              <table:table-cell office:value-type="float" office:value="635539">
                <text:p>635539</text:p>
              </table:table-cell>
              <table:table-cell office:value-type="float" office:value="583632">
                <text:p>5836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29877">
                <text:p>429877</text:p>
              </table:table-cell>
              <table:table-cell office:value-type="float" office:value="2033392">
                <text:p>2033392</text:p>
              </table:table-cell>
              <table:table-cell office:value-type="float" office:value="6071992">
                <text:p>6071992</text:p>
              </table:table-cell>
              <table:table-cell office:value-type="float" office:value="13560299">
                <text:p>13560299</text:p>
              </table:table-cell>
              <table:table-cell office:value-type="float" office:value="14320603">
                <text:p>14320603</text:p>
              </table:table-cell>
              <table:table-cell office:value-type="float" office:value="7328242">
                <text:p>7328242</text:p>
              </table:table-cell>
              <table:table-cell office:value-type="float" office:value="3280402">
                <text:p>3280402</text:p>
              </table:table-cell>
              <table:table-cell office:value-type="float" office:value="2232286">
                <text:p>2232286</text:p>
              </table:table-cell>
              <table:table-cell office:value-type="float" office:value="1886267">
                <text:p>18862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49264">
                <text:p>649264</text:p>
              </table:table-cell>
              <table:table-cell office:value-type="float" office:value="3477273">
                <text:p>3477273</text:p>
              </table:table-cell>
              <table:table-cell office:value-type="float" office:value="11917118">
                <text:p>11917118</text:p>
              </table:table-cell>
              <table:table-cell office:value-type="float" office:value="28687867">
                <text:p>28687867</text:p>
              </table:table-cell>
              <table:table-cell office:value-type="float" office:value="43887833">
                <text:p>43887833</text:p>
              </table:table-cell>
              <table:table-cell office:value-type="float" office:value="30631783">
                <text:p>30631783</text:p>
              </table:table-cell>
              <table:table-cell office:value-type="float" office:value="13914607">
                <text:p>13914607</text:p>
              </table:table-cell>
              <table:table-cell office:value-type="float" office:value="7903573">
                <text:p>7903573</text:p>
              </table:table-cell>
              <table:table-cell office:value-type="float" office:value="6085586">
                <text:p>60855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36124">
                <text:p>936124</text:p>
              </table:table-cell>
              <table:table-cell office:value-type="float" office:value="5788039">
                <text:p>5788039</text:p>
              </table:table-cell>
              <table:table-cell office:value-type="float" office:value="22510339">
                <text:p>22510339</text:p>
              </table:table-cell>
              <table:table-cell office:value-type="float" office:value="58265504">
                <text:p>58265504</text:p>
              </table:table-cell>
              <table:table-cell office:value-type="float" office:value="113343934">
                <text:p>113343934</text:p>
              </table:table-cell>
              <table:table-cell office:value-type="float" office:value="112288927">
                <text:p>112288927</text:p>
              </table:table-cell>
              <table:table-cell office:value-type="float" office:value="60248304">
                <text:p>60248304</text:p>
              </table:table-cell>
              <table:table-cell office:value-type="float" office:value="29819178">
                <text:p>29819178</text:p>
              </table:table-cell>
              <table:table-cell office:value-type="float" office:value="20920106">
                <text:p>2092010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48219">
                <text:p>1248219</text:p>
              </table:table-cell>
              <table:table-cell office:value-type="float" office:value="9421256">
                <text:p>9421256</text:p>
              </table:table-cell>
              <table:table-cell office:value-type="float" office:value="40687870">
                <text:p>40687870</text:p>
              </table:table-cell>
              <table:table-cell office:value-type="float" office:value="118476973">
                <text:p>118476973</text:p>
              </table:table-cell>
              <table:table-cell office:value-type="float" office:value="253921885">
                <text:p>253921885</text:p>
              </table:table-cell>
              <table:table-cell office:value-type="float" office:value="351289423">
                <text:p>351289423</text:p>
              </table:table-cell>
              <table:table-cell office:value-type="float" office:value="245096824">
                <text:p>245096824</text:p>
              </table:table-cell>
              <table:table-cell office:value-type="float" office:value="121062142">
                <text:p>121062142</text:p>
              </table:table-cell>
              <table:table-cell office:value-type="float" office:value="73395729">
                <text:p>7339572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71896">
                <text:p>1471896</text:p>
              </table:table-cell>
              <table:table-cell office:value-type="float" office:value="14838699">
                <text:p>14838699</text:p>
              </table:table-cell>
              <table:table-cell office:value-type="float" office:value="71423060">
                <text:p>71423060</text:p>
              </table:table-cell>
              <table:table-cell office:value-type="float" office:value="233963339">
                <text:p>233963339</text:p>
              </table:table-cell>
              <table:table-cell office:value-type="float" office:value="538919236">
                <text:p>538919236</text:p>
              </table:table-cell>
              <table:table-cell office:value-type="float" office:value="939203528">
                <text:p>939203528</text:p>
              </table:table-cell>
              <table:table-cell office:value-type="float" office:value="892537472">
                <text:p>892537472</text:p>
              </table:table-cell>
              <table:table-cell office:value-type="float" office:value="502365205">
                <text:p>502365205</text:p>
              </table:table-cell>
              <table:table-cell office:value-type="float" office:value="270423230">
                <text:p>27042323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98136">
                <text:p>1498136</text:p>
              </table:table-cell>
              <table:table-cell office:value-type="float" office:value="22517047">
                <text:p>22517047</text:p>
              </table:table-cell>
              <table:table-cell office:value-type="float" office:value="122446171">
                <text:p>122446171</text:p>
              </table:table-cell>
              <table:table-cell office:value-type="float" office:value="443550818">
                <text:p>443550818</text:p>
              </table:table-cell>
              <table:table-cell office:value-type="float" office:value="1133062727">
                <text:p>1133062727</text:p>
              </table:table-cell>
              <table:table-cell office:value-type="float" office:value="2201509486">
                <text:p>2201509486</text:p>
              </table:table-cell>
              <table:table-cell office:value-type="float" office:value="2826265452">
                <text:p>2826265452</text:p>
              </table:table-cell>
              <table:table-cell office:value-type="float" office:value="1991368176">
                <text:p>1991368176</text:p>
              </table:table-cell>
              <table:table-cell office:value-type="float" office:value="1058337629">
                <text:p>10583376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80619">
                <text:p>1380619</text:p>
              </table:table-cell>
              <table:table-cell office:value-type="float" office:value="32781103">
                <text:p>32781103</text:p>
              </table:table-cell>
              <table:table-cell office:value-type="float" office:value="204019986">
                <text:p>204019986</text:p>
              </table:table-cell>
              <table:table-cell office:value-type="float" office:value="815544166">
                <text:p>815544166</text:p>
              </table:table-cell>
              <table:table-cell office:value-type="float" office:value="2324086410">
                <text:p>2324086410</text:p>
              </table:table-cell>
              <table:table-cell office:value-type="float" office:value="4854945013">
                <text:p>4854945013</text:p>
              </table:table-cell>
              <table:table-cell office:value-type="float" office:value="7754190749">
                <text:p>7754190749</text:p>
              </table:table-cell>
              <table:table-cell office:value-type="float" office:value="7183645342">
                <text:p>7183645342</text:p>
              </table:table-cell>
              <table:table-cell office:value-type="float" office:value="4236844144">
                <text:p>423684414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00991">
                <text:p>1300991</text:p>
              </table:table-cell>
              <table:table-cell office:value-type="float" office:value="45127607">
                <text:p>45127607</text:p>
              </table:table-cell>
              <table:table-cell office:value-type="float" office:value="330517903">
                <text:p>330517903</text:p>
              </table:table-cell>
              <table:table-cell office:value-type="float" office:value="1462702804">
                <text:p>1462702804</text:p>
              </table:table-cell>
              <table:table-cell office:value-type="float" office:value="4593181179">
                <text:p>4593181179</text:p>
              </table:table-cell>
              <table:table-cell office:value-type="float" office:value="10525767778">
                <text:p>10525767778</text:p>
              </table:table-cell>
              <table:table-cell office:value-type="float" office:value="18838039024">
                <text:p>1883803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323190">
                <text:p>1323190</text:p>
              </table:table-cell>
              <table:table-cell office:value-type="float" office:value="58001173">
                <text:p>58001173</text:p>
              </table:table-cell>
              <table:table-cell office:value-type="float" office:value="521059245">
                <text:p>521059245</text:p>
              </table:table-cell>
              <table:table-cell office:value-type="float" office:value="2555448779">
                <text:p>2555448779</text:p>
              </table:table-cell>
              <table:table-cell office:value-type="float" office:value="8794461087">
                <text:p>8794461087</text:p>
              </table:table-cell>
              <table:table-cell office:value-type="float" office:value="22310905515">
                <text:p>2231090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239847">
                <text:p>1239847</text:p>
              </table:table-cell>
              <table:table-cell office:value-type="float" office:value="68874676">
                <text:p>68874676</text:p>
              </table:table-cell>
              <table:table-cell office:value-type="float" office:value="793986509">
                <text:p>793986509</text:p>
              </table:table-cell>
              <table:table-cell office:value-type="float" office:value="4353125874">
                <text:p>4353125874</text:p>
              </table:table-cell>
              <table:table-cell office:value-type="float" office:value="16406818888">
                <text:p>1640681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21cm" svg:height="8.586cm" xlink:href=".." xlink:type="simple" chart:class="chart:bar" chart:style-name="ch1">
        <chart:legend chart:legend-position="end" svg:x="18.058cm" svg:y="2.002cm" style:legend-expansion="high" chart:style-name="ch2"/>
        <chart:plot-area chart:style-name="ch3" table:cell-range-address="'Enumeration Time'.A1:'Enumeration Time'.J19" chart:data-source-has-labels="both" svg:x="1.417cm" svg:y="0.171cm" svg:width="16.235cm" svg:height="7.263cm">
          <chartooo:coordinate-region svg:x="2.779cm" svg:y="0.37cm" svg:width="14.873cm" svg:height="6.417cm"/>
          <chart:axis chart:dimension="x" chart:name="primary-x" chart:style-name="ch4" chartooo:axis-type="auto">
            <chartooo:date-scale/>
            <chart:title svg:x="8.326cm" svg:y="7.605cm" chart:style-name="ch5">
              <text:p>Password Level</text:p>
            </chart:title>
            <chart:categories table:cell-range-address="'Enumeration Time'.A1:'Enumeration Time'.A19"/>
          </chart:axis>
          <chart:axis chart:dimension="y" chart:name="primary-y" chart:style-name="ch6">
            <chart:title svg:x="0.451cm" svg:y="4.878cm" chart:style-name="ch7">
              <text:p>Time Taken (s)</text:p>
            </chart:title>
            <chart:grid chart:style-name="ch8" chart:class="major"/>
          </chart:axis>
          <chart:series chart:style-name="ch9" chart:values-cell-range-address="'Enumeration Time'.B1:'Enumeration Time'.B19" chart:label-cell-address="&quot;length=4&quot;" chart:class="chart:bar">
            <chart:data-point chart:repeated="19"/>
          </chart:series>
          <chart:series chart:style-name="ch10" chart:values-cell-range-address="'Enumeration Time'.C1:'Enumeration Time'.C19" chart:label-cell-address="&quot;length=5&quot;" chart:class="chart:bar">
            <chart:data-point chart:repeated="19"/>
          </chart:series>
          <chart:series chart:style-name="ch11" chart:values-cell-range-address="'Enumeration Time'.D1:'Enumeration Time'.D19" chart:label-cell-address="&quot;length=6&quot;" chart:class="chart:bar">
            <chart:data-point chart:repeated="19"/>
          </chart:series>
          <chart:series chart:style-name="ch12" chart:values-cell-range-address="'Enumeration Time'.E1:'Enumeration Time'.E19" chart:label-cell-address="&quot;length=7&quot;" chart:class="chart:bar">
            <chart:data-point chart:repeated="19"/>
          </chart:series>
          <chart:series chart:style-name="ch13" chart:values-cell-range-address="'Enumeration Time'.F1:'Enumeration Time'.F19" chart:label-cell-address="&quot;length=8&quot;" chart:class="chart:bar">
            <chart:data-point chart:repeated="19"/>
          </chart:series>
          <chart:series chart:style-name="ch14" chart:values-cell-range-address="'Enumeration Time'.G1:'Enumeration Time'.G19" chart:label-cell-address="&quot;length=9&quot;" chart:class="chart:bar">
            <chart:data-point chart:repeated="19"/>
          </chart:series>
          <chart:series chart:style-name="ch15" chart:values-cell-range-address="'Enumeration Time'.H1:'Enumeration Time'.H19" chart:label-cell-address="&quot;length=10&quot;" chart:class="chart:bar">
            <chart:data-point chart:repeated="19"/>
          </chart:series>
          <chart:series chart:style-name="ch16" chart:values-cell-range-address="'Enumeration Time'.I1:'Enumeration Time'.I19" chart:label-cell-address="&quot;length=11&quot;" chart:class="chart:bar">
            <chart:data-point chart:repeated="19"/>
          </chart:series>
          <chart:series chart:style-name="ch17" chart:values-cell-range-address="'Enumeration Time'.J1:'Enumeration Time'.J19" chart:label-cell-address="&quot;length=12&quot;" chart:class="chart:bar">
            <chart:data-point chart:repeated="1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gth=4</text:p>
              </table:table-cell>
              <table:table-cell office:value-type="string">
                <text:p>length=5</text:p>
              </table:table-cell>
              <table:table-cell office:value-type="string">
                <text:p>length=6</text:p>
              </table:table-cell>
              <table:table-cell office:value-type="string">
                <text:p>length=7</text:p>
              </table:table-cell>
              <table:table-cell office:value-type="string">
                <text:p>length=8</text:p>
              </table:table-cell>
              <table:table-cell office:value-type="string">
                <text:p>length=9</text:p>
              </table:table-cell>
              <table:table-cell office:value-type="string">
                <text:p>length=10</text:p>
              </table:table-cell>
              <table:table-cell office:value-type="string">
                <text:p>length=11</text:p>
              </table:table-cell>
              <table:table-cell office:value-type="string">
                <text:p>length=12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Enumeration Time'.A1:'Enumeration Time'.A19</svg:desc>
                </draw:g>
              </table:table-cell>
              <table:table-cell office:value-type="float" office:value="0.345">
                <text:p>0.345</text:p>
                <draw:g>
                  <svg:desc>'Enumeration Time'.B1:'Enumeration Time'.B19</svg:desc>
                </draw:g>
              </table:table-cell>
              <table:table-cell office:value-type="float" office:value="0.355">
                <text:p>0.355</text:p>
                <draw:g>
                  <svg:desc>'Enumeration Time'.C1:'Enumeration Time'.C19</svg:desc>
                </draw:g>
              </table:table-cell>
              <table:table-cell office:value-type="float" office:value="0.315">
                <text:p>0.315</text:p>
                <draw:g>
                  <svg:desc>'Enumeration Time'.D1:'Enumeration Time'.D19</svg:desc>
                </draw:g>
              </table:table-cell>
              <table:table-cell office:value-type="float" office:value="0.265">
                <text:p>0.265</text:p>
                <draw:g>
                  <svg:desc>'Enumeration Time'.E1:'Enumeration Time'.E19</svg:desc>
                </draw:g>
              </table:table-cell>
              <table:table-cell office:value-type="float" office:value="0.267">
                <text:p>0.267</text:p>
                <draw:g>
                  <svg:desc>'Enumeration Time'.F1:'Enumeration Time'.F19</svg:desc>
                </draw:g>
              </table:table-cell>
              <table:table-cell office:value-type="float" office:value="0.276">
                <text:p>0.276</text:p>
                <draw:g>
                  <svg:desc>'Enumeration Time'.G1:'Enumeration Time'.G19</svg:desc>
                </draw:g>
              </table:table-cell>
              <table:table-cell office:value-type="float" office:value="0.307">
                <text:p>0.307</text:p>
                <draw:g>
                  <svg:desc>'Enumeration Time'.H1:'Enumeration Time'.H19</svg:desc>
                </draw:g>
              </table:table-cell>
              <table:table-cell office:value-type="float" office:value="0.302">
                <text:p>0.302</text:p>
                <draw:g>
                  <svg:desc>'Enumeration Time'.I1:'Enumeration Time'.I19</svg:desc>
                </draw:g>
              </table:table-cell>
              <table:table-cell office:value-type="float" office:value="0.283">
                <text:p>0.283</text:p>
                <draw:g>
                  <svg:desc>'Enumeration Time'.J1:'Enumeration Time'.J19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9">
                <text:p>0.359</text:p>
              </table:table-cell>
              <table:table-cell office:value-type="float" office:value="0.365">
                <text:p>0.365</text:p>
              </table:table-cell>
              <table:table-cell office:value-type="float" office:value="0.4">
                <text:p>0.4</text:p>
              </table:table-cell>
              <table:table-cell office:value-type="float" office:value="0.275">
                <text:p>0.275</text:p>
              </table:table-cell>
              <table:table-cell office:value-type="float" office:value="0.28">
                <text:p>0.28</text:p>
              </table:table-cell>
              <table:table-cell office:value-type="float" office:value="0.31">
                <text:p>0.31</text:p>
              </table:table-cell>
              <table:table-cell office:value-type="float" office:value="0.322">
                <text:p>0.322</text:p>
              </table:table-cell>
              <table:table-cell office:value-type="float" office:value="0.378">
                <text:p>0.378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13">
                <text:p>0.413</text:p>
              </table:table-cell>
              <table:table-cell office:value-type="float" office:value="0.355">
                <text:p>0.355</text:p>
              </table:table-cell>
              <table:table-cell office:value-type="float" office:value="0.447">
                <text:p>0.447</text:p>
              </table:table-cell>
              <table:table-cell office:value-type="float" office:value="0.339">
                <text:p>0.339</text:p>
              </table:table-cell>
              <table:table-cell office:value-type="float" office:value="0.32">
                <text:p>0.32</text:p>
              </table:table-cell>
              <table:table-cell office:value-type="float" office:value="0.337">
                <text:p>0.337</text:p>
              </table:table-cell>
              <table:table-cell office:value-type="float" office:value="0.413">
                <text:p>0.413</text:p>
              </table:table-cell>
              <table:table-cell office:value-type="float" office:value="0.403">
                <text:p>0.403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12">
                <text:p>0.412</text:p>
              </table:table-cell>
              <table:table-cell office:value-type="float" office:value="0.376">
                <text:p>0.376</text:p>
              </table:table-cell>
              <table:table-cell office:value-type="float" office:value="0.503">
                <text:p>0.503</text:p>
              </table:table-cell>
              <table:table-cell office:value-type="float" office:value="0.425">
                <text:p>0.425</text:p>
              </table:table-cell>
              <table:table-cell office:value-type="float" office:value="0.461">
                <text:p>0.461</text:p>
              </table:table-cell>
              <table:table-cell office:value-type="float" office:value="0.472">
                <text:p>0.472</text:p>
              </table:table-cell>
              <table:table-cell office:value-type="float" office:value="0.638">
                <text:p>0.638</text:p>
              </table:table-cell>
              <table:table-cell office:value-type="float" office:value="0.59">
                <text:p>0.59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99">
                <text:p>0.399</text:p>
              </table:table-cell>
              <table:table-cell office:value-type="float" office:value="0.393">
                <text:p>0.393</text:p>
              </table:table-cell>
              <table:table-cell office:value-type="float" office:value="0.492">
                <text:p>0.492</text:p>
              </table:table-cell>
              <table:table-cell office:value-type="float" office:value="0.59">
                <text:p>0.59</text:p>
              </table:table-cell>
              <table:table-cell office:value-type="float" office:value="0.608">
                <text:p>0.608</text:p>
              </table:table-cell>
              <table:table-cell office:value-type="float" office:value="0.634">
                <text:p>0.634</text:p>
              </table:table-cell>
              <table:table-cell office:value-type="float" office:value="0.759">
                <text:p>0.759</text:p>
              </table:table-cell>
              <table:table-cell office:value-type="float" office:value="0.733">
                <text:p>0.733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4">
                <text:p>0.434</text:p>
              </table:table-cell>
              <table:table-cell office:value-type="float" office:value="0.416">
                <text:p>0.416</text:p>
              </table:table-cell>
              <table:table-cell office:value-type="float" office:value="0.697">
                <text:p>0.697</text:p>
              </table:table-cell>
              <table:table-cell office:value-type="float" office:value="0.759">
                <text:p>0.759</text:p>
              </table:table-cell>
              <table:table-cell office:value-type="float" office:value="0.848">
                <text:p>0.848</text:p>
              </table:table-cell>
              <table:table-cell office:value-type="float" office:value="1.143">
                <text:p>1.143</text:p>
              </table:table-cell>
              <table:table-cell office:value-type="float" office:value="1.357">
                <text:p>1.357</text:p>
              </table:table-cell>
              <table:table-cell office:value-type="float" office:value="1.251">
                <text:p>1.25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83">
                <text:p>0.483</text:p>
              </table:table-cell>
              <table:table-cell office:value-type="float" office:value="0.426">
                <text:p>0.426</text:p>
              </table:table-cell>
              <table:table-cell office:value-type="float" office:value="0.842">
                <text:p>0.842</text:p>
              </table:table-cell>
              <table:table-cell office:value-type="float" office:value="1.088">
                <text:p>1.088</text:p>
              </table:table-cell>
              <table:table-cell office:value-type="float" office:value="2.136">
                <text:p>2.136</text:p>
              </table:table-cell>
              <table:table-cell office:value-type="float" office:value="2.107">
                <text:p>2.107</text:p>
              </table:table-cell>
              <table:table-cell office:value-type="float" office:value="2.353">
                <text:p>2.353</text:p>
              </table:table-cell>
              <table:table-cell office:value-type="float" office:value="3.118">
                <text:p>3.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9">
                <text:p>0.49</text:p>
              </table:table-cell>
              <table:table-cell office:value-type="float" office:value="0.643">
                <text:p>0.643</text:p>
              </table:table-cell>
              <table:table-cell office:value-type="float" office:value="0.883">
                <text:p>0.883</text:p>
              </table:table-cell>
              <table:table-cell office:value-type="float" office:value="2.286">
                <text:p>2.286</text:p>
              </table:table-cell>
              <table:table-cell office:value-type="float" office:value="3.103">
                <text:p>3.103</text:p>
              </table:table-cell>
              <table:table-cell office:value-type="float" office:value="4.013">
                <text:p>4.013</text:p>
              </table:table-cell>
              <table:table-cell office:value-type="float" office:value="5.416">
                <text:p>5.416</text:p>
              </table:table-cell>
              <table:table-cell office:value-type="float" office:value="6.057">
                <text:p>6.057</text:p>
              </table:table-cell>
              <table:table-cell office:value-type="float" office:value="6.824">
                <text:p>6.82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35">
                <text:p>0.535</text:p>
              </table:table-cell>
              <table:table-cell office:value-type="float" office:value="0.982">
                <text:p>0.982</text:p>
              </table:table-cell>
              <table:table-cell office:value-type="float" office:value="1.577">
                <text:p>1.577</text:p>
              </table:table-cell>
              <table:table-cell office:value-type="float" office:value="3.859">
                <text:p>3.859</text:p>
              </table:table-cell>
              <table:table-cell office:value-type="float" office:value="6.533">
                <text:p>6.533</text:p>
              </table:table-cell>
              <table:table-cell office:value-type="float" office:value="9.677">
                <text:p>9.677</text:p>
              </table:table-cell>
              <table:table-cell office:value-type="float" office:value="12.705">
                <text:p>12.705</text:p>
              </table:table-cell>
              <table:table-cell office:value-type="float" office:value="19.065">
                <text:p>19.065</text:p>
              </table:table-cell>
              <table:table-cell office:value-type="float" office:value="16.367">
                <text:p>16.3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88">
                <text:p>0.688</text:p>
              </table:table-cell>
              <table:table-cell office:value-type="float" office:value="1.049">
                <text:p>1.049</text:p>
              </table:table-cell>
              <table:table-cell office:value-type="float" office:value="2.453">
                <text:p>2.453</text:p>
              </table:table-cell>
              <table:table-cell office:value-type="float" office:value="7.896">
                <text:p>7.896</text:p>
              </table:table-cell>
              <table:table-cell office:value-type="float" office:value="16.335">
                <text:p>16.335</text:p>
              </table:table-cell>
              <table:table-cell office:value-type="float" office:value="26.163">
                <text:p>26.163</text:p>
              </table:table-cell>
              <table:table-cell office:value-type="float" office:value="42.602">
                <text:p>42.602</text:p>
              </table:table-cell>
              <table:table-cell office:value-type="float" office:value="46.728">
                <text:p>46.728</text:p>
              </table:table-cell>
              <table:table-cell office:value-type="float" office:value="48.509">
                <text:p>48.50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77">
                <text:p>0.677</text:p>
              </table:table-cell>
              <table:table-cell office:value-type="float" office:value="1.208">
                <text:p>1.208</text:p>
              </table:table-cell>
              <table:table-cell office:value-type="float" office:value="3.621">
                <text:p>3.621</text:p>
              </table:table-cell>
              <table:table-cell office:value-type="float" office:value="12.88">
                <text:p>12.88</text:p>
              </table:table-cell>
              <table:table-cell office:value-type="float" office:value="32.66">
                <text:p>32.66</text:p>
              </table:table-cell>
              <table:table-cell office:value-type="float" office:value="67.558">
                <text:p>67.558</text:p>
              </table:table-cell>
              <table:table-cell office:value-type="float" office:value="108.478">
                <text:p>108.478</text:p>
              </table:table-cell>
              <table:table-cell office:value-type="float" office:value="130.373">
                <text:p>130.373</text:p>
              </table:table-cell>
              <table:table-cell office:value-type="float" office:value="128.807">
                <text:p>128.8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9">
                <text:p>0.679</text:p>
              </table:table-cell>
              <table:table-cell office:value-type="float" office:value="1.758">
                <text:p>1.758</text:p>
              </table:table-cell>
              <table:table-cell office:value-type="float" office:value="6.768">
                <text:p>6.768</text:p>
              </table:table-cell>
              <table:table-cell office:value-type="float" office:value="24.603">
                <text:p>24.603</text:p>
              </table:table-cell>
              <table:table-cell office:value-type="float" office:value="77.34">
                <text:p>77.34</text:p>
              </table:table-cell>
              <table:table-cell office:value-type="float" office:value="175.354">
                <text:p>175.354</text:p>
              </table:table-cell>
              <table:table-cell office:value-type="float" office:value="273.393">
                <text:p>273.393</text:p>
              </table:table-cell>
              <table:table-cell office:value-type="float" office:value="344.745">
                <text:p>344.745</text:p>
              </table:table-cell>
              <table:table-cell office:value-type="float" office:value="357.467">
                <text:p>357.46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6">
                <text:p>0.66</text:p>
              </table:table-cell>
              <table:table-cell office:value-type="float" office:value="2.48">
                <text:p>2.48</text:p>
              </table:table-cell>
              <table:table-cell office:value-type="float" office:value="12.406">
                <text:p>12.406</text:p>
              </table:table-cell>
              <table:table-cell office:value-type="float" office:value="52.846">
                <text:p>52.846</text:p>
              </table:table-cell>
              <table:table-cell office:value-type="float" office:value="164.362">
                <text:p>164.362</text:p>
              </table:table-cell>
              <table:table-cell office:value-type="float" office:value="366.055">
                <text:p>366.055</text:p>
              </table:table-cell>
              <table:table-cell office:value-type="float" office:value="646.765">
                <text:p>646.765</text:p>
              </table:table-cell>
              <table:table-cell office:value-type="float" office:value="912.206">
                <text:p>912.206</text:p>
              </table:table-cell>
              <table:table-cell office:value-type="float" office:value="1029.454">
                <text:p>1029.45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822">
                <text:p>0.822</text:p>
              </table:table-cell>
              <table:table-cell office:value-type="float" office:value="4.056">
                <text:p>4.056</text:p>
              </table:table-cell>
              <table:table-cell office:value-type="float" office:value="18.9">
                <text:p>18.9</text:p>
              </table:table-cell>
              <table:table-cell office:value-type="float" office:value="103.318">
                <text:p>103.318</text:p>
              </table:table-cell>
              <table:table-cell office:value-type="float" office:value="339.574">
                <text:p>339.574</text:p>
              </table:table-cell>
              <table:table-cell office:value-type="float" office:value="766.142">
                <text:p>766.142</text:p>
              </table:table-cell>
              <table:table-cell office:value-type="float" office:value="1426.444">
                <text:p>1426.444</text:p>
              </table:table-cell>
              <table:table-cell office:value-type="float" office:value="2279.829">
                <text:p>2279.829</text:p>
              </table:table-cell>
              <table:table-cell office:value-type="float" office:value="2664.053">
                <text:p>2664.05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18">
                <text:p>0.718</text:p>
              </table:table-cell>
              <table:table-cell office:value-type="float" office:value="5.923">
                <text:p>5.923</text:p>
              </table:table-cell>
              <table:table-cell office:value-type="float" office:value="34.115">
                <text:p>34.115</text:p>
              </table:table-cell>
              <table:table-cell office:value-type="float" office:value="202.496">
                <text:p>202.496</text:p>
              </table:table-cell>
              <table:table-cell office:value-type="float" office:value="637.857">
                <text:p>637.857</text:p>
              </table:table-cell>
              <table:table-cell office:value-type="float" office:value="1611.188">
                <text:p>1611.188</text:p>
              </table:table-cell>
              <table:table-cell office:value-type="float" office:value="3280.751">
                <text:p>3280.751</text:p>
              </table:table-cell>
              <table:table-cell office:value-type="float" office:value="5437.299">
                <text:p>5437.299</text:p>
              </table:table-cell>
              <table:table-cell office:value-type="float" office:value="8653.87">
                <text:p>8653.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7">
                <text:p>0.77</text:p>
              </table:table-cell>
              <table:table-cell office:value-type="float" office:value="6.755">
                <text:p>6.755</text:p>
              </table:table-cell>
              <table:table-cell office:value-type="float" office:value="63.572">
                <text:p>63.572</text:p>
              </table:table-cell>
              <table:table-cell office:value-type="float" office:value="356.899">
                <text:p>356.899</text:p>
              </table:table-cell>
              <table:table-cell office:value-type="float" office:value="1171.302">
                <text:p>1171.302</text:p>
              </table:table-cell>
              <table:table-cell office:value-type="float" office:value="3415.179">
                <text:p>3415.179</text:p>
              </table:table-cell>
              <table:table-cell office:value-type="float" office:value="7859.616">
                <text:p>7859.616</text:p>
              </table:table-cell>
              <table:table-cell office:value-type="float" office:value="18242.714">
                <text:p>18242.714</text:p>
              </table:table-cell>
              <table:table-cell office:value-type="float" office:value="25564.18">
                <text:p>25564.1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983">
                <text:p>0.983</text:p>
              </table:table-cell>
              <table:table-cell office:value-type="float" office:value="9.266">
                <text:p>9.266</text:p>
              </table:table-cell>
              <table:table-cell office:value-type="float" office:value="119.264">
                <text:p>119.264</text:p>
              </table:table-cell>
              <table:table-cell office:value-type="float" office:value="639.659">
                <text:p>639.659</text:p>
              </table:table-cell>
              <table:table-cell office:value-type="float" office:value="2328.328">
                <text:p>2328.328</text:p>
              </table:table-cell>
              <table:table-cell office:value-type="float" office:value="7034.942">
                <text:p>7034.942</text:p>
              </table:table-cell>
              <table:table-cell office:value-type="float" office:value="20713.088">
                <text:p>20713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1">
                <text:p>1.1</text:p>
              </table:table-cell>
              <table:table-cell office:value-type="float" office:value="12.592">
                <text:p>12.592</text:p>
              </table:table-cell>
              <table:table-cell office:value-type="float" office:value="171.269">
                <text:p>171.269</text:p>
              </table:table-cell>
              <table:table-cell office:value-type="float" office:value="976.114">
                <text:p>976.114</text:p>
              </table:table-cell>
              <table:table-cell office:value-type="float" office:value="4047.478">
                <text:p>4047.478</text:p>
              </table:table-cell>
              <table:table-cell office:value-type="float" office:value="18352.786">
                <text:p>18352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183">
                <text:p>1.183</text:p>
              </table:table-cell>
              <table:table-cell office:value-type="float" office:value="15.659">
                <text:p>15.659</text:p>
              </table:table-cell>
              <table:table-cell office:value-type="float" office:value="244.55">
                <text:p>244.55</text:p>
              </table:table-cell>
              <table:table-cell office:value-type="float" office:value="1669.799">
                <text:p>1669.799</text:p>
              </table:table-cell>
              <table:table-cell office:value-type="float" office:value="8959.359">
                <text:p>8959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21cm" svg:height="8.535cm" xlink:href=".." xlink:type="simple" chart:class="chart:bar" chart:style-name="ch1">
        <chart:legend chart:legend-position="end" svg:x="18.243cm" svg:y="2.723cm" style:legend-expansion="high" chart:style-name="ch2"/>
        <chart:plot-area chart:style-name="ch3" table:cell-range-address="Sheet3.A1:Sheet3.G20" chart:data-source-has-labels="both" svg:x="1.417cm" svg:y="0.17cm" svg:width="16.42cm" svg:height="7.214cm">
          <chartooo:coordinate-region svg:x="2.964cm" svg:y="0.369cm" svg:width="14.873cm" svg:height="6.368cm"/>
          <chart:axis chart:dimension="x" chart:name="primary-x" chart:style-name="ch4" chartooo:axis-type="auto">
            <chartooo:date-scale/>
            <chart:title svg:x="8.419cm" svg:y="7.554cm" chart:style-name="ch5">
              <text:p>Password Level</text:p>
            </chart:title>
            <chart:categories table:cell-range-address="Sheet3.A1:Sheet3.A20"/>
          </chart:axis>
          <chart:axis chart:dimension="y" chart:name="primary-y" chart:style-name="ch6">
            <chart:title svg:x="0.451cm" svg:y="5.514cm" chart:style-name="ch7">
              <text:p>Passwords Per Second</text:p>
            </chart:title>
            <chart:grid chart:style-name="ch8" chart:class="major"/>
          </chart:axis>
          <chart:series chart:style-name="ch9" chart:values-cell-range-address="Sheet3.B1:Sheet3.B20" chart:label-cell-address="&quot;length=4&quot;" chart:class="chart:bar">
            <chart:data-point chart:repeated="20"/>
          </chart:series>
          <chart:series chart:style-name="ch10" chart:values-cell-range-address="Sheet3.C1:Sheet3.C20" chart:label-cell-address="&quot;length=5&quot;" chart:class="chart:bar">
            <chart:data-point chart:repeated="20"/>
          </chart:series>
          <chart:series chart:style-name="ch11" chart:values-cell-range-address="Sheet3.D1:Sheet3.D20" chart:label-cell-address="&quot;length=6&quot;" chart:class="chart:bar">
            <chart:data-point chart:repeated="20"/>
          </chart:series>
          <chart:series chart:style-name="ch12" chart:values-cell-range-address="Sheet3.E1:Sheet3.E20" chart:label-cell-address="&quot;length=7&quot;" chart:class="chart:bar">
            <chart:data-point chart:repeated="20"/>
          </chart:series>
          <chart:series chart:style-name="ch13" chart:values-cell-range-address="Sheet3.F1:Sheet3.F20" chart:label-cell-address="&quot;length=8&quot;" chart:class="chart:bar">
            <chart:data-point chart:repeated="20"/>
          </chart:series>
          <chart:series chart:style-name="ch14" chart:values-cell-range-address="Sheet3.G1:Sheet3.G20" chart:label-cell-address="&quot;length=9&quot;" chart:class="chart:ba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gth=4</text:p>
              </table:table-cell>
              <table:table-cell office:value-type="string">
                <text:p>length=5</text:p>
              </table:table-cell>
              <table:table-cell office:value-type="string">
                <text:p>length=6</text:p>
              </table:table-cell>
              <table:table-cell office:value-type="string">
                <text:p>length=7</text:p>
              </table:table-cell>
              <table:table-cell office:value-type="string">
                <text:p>length=8</text:p>
              </table:table-cell>
              <table:table-cell office:value-type="string">
                <text:p>length=9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3.A1:Sheet3.A20</svg:desc>
                </draw:g>
              </table:table-cell>
              <table:table-cell office:value-type="float" office:value="4">
                <text:p>4</text:p>
                <draw:g>
                  <svg:desc>Sheet3.B1:Sheet3.B20</svg:desc>
                </draw:g>
              </table:table-cell>
              <table:table-cell office:value-type="float" office:value="5">
                <text:p>5</text:p>
                <draw:g>
                  <svg:desc>Sheet3.C1:Sheet3.C20</svg:desc>
                </draw:g>
              </table:table-cell>
              <table:table-cell office:value-type="float" office:value="6">
                <text:p>6</text:p>
                <draw:g>
                  <svg:desc>Sheet3.D1:Sheet3.D20</svg:desc>
                </draw:g>
              </table:table-cell>
              <table:table-cell office:value-type="float" office:value="7">
                <text:p>7</text:p>
                <draw:g>
                  <svg:desc>Sheet3.E1:Sheet3.E20</svg:desc>
                </draw:g>
              </table:table-cell>
              <table:table-cell office:value-type="float" office:value="8">
                <text:p>8</text:p>
                <draw:g>
                  <svg:desc>Sheet3.F1:Sheet3.F20</svg:desc>
                </draw:g>
              </table:table-cell>
              <table:table-cell office:value-type="float" office:value="9">
                <text:p>9</text:p>
                <draw:g>
                  <svg:desc>Sheet3.G1:Sheet3.G2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072.46376811594">
                <text:p>4072.46376811594</text:p>
              </table:table-cell>
              <table:table-cell office:value-type="float" office:value="915.492957746479">
                <text:p>915.492957746479</text:p>
              </table:table-cell>
              <table:table-cell office:value-type="float" office:value="269.84126984127">
                <text:p>269.84126984127</text:p>
              </table:table-cell>
              <table:table-cell office:value-type="float" office:value="279.245283018868">
                <text:p>279.245283018868</text:p>
              </table:table-cell>
              <table:table-cell office:value-type="float" office:value="389.513108614232">
                <text:p>389.513108614232</text:p>
              </table:table-cell>
              <table:table-cell office:value-type="float" office:value="112.31884057971">
                <text:p>112.318840579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456.8245125348">
                <text:p>12456.8245125348</text:p>
              </table:table-cell>
              <table:table-cell office:value-type="float" office:value="5405.4794520548">
                <text:p>5405.4794520548</text:p>
              </table:table-cell>
              <table:table-cell office:value-type="float" office:value="1112.5">
                <text:p>1112.5</text:p>
              </table:table-cell>
              <table:table-cell office:value-type="float" office:value="909.090909090909">
                <text:p>909.090909090909</text:p>
              </table:table-cell>
              <table:table-cell office:value-type="float" office:value="592.857142857143">
                <text:p>592.857142857143</text:p>
              </table:table-cell>
              <table:table-cell office:value-type="float" office:value="561.290322580645">
                <text:p>561.29032258064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3939.4673123487">
                <text:p>23939.4673123487</text:p>
              </table:table-cell>
              <table:table-cell office:value-type="float" office:value="26594.3661971831">
                <text:p>26594.3661971831</text:p>
              </table:table-cell>
              <table:table-cell office:value-type="float" office:value="5814.31767337808">
                <text:p>5814.31767337808</text:p>
              </table:table-cell>
              <table:table-cell office:value-type="float" office:value="2643.06784660767">
                <text:p>2643.06784660767</text:p>
              </table:table-cell>
              <table:table-cell office:value-type="float" office:value="2043.75">
                <text:p>2043.75</text:p>
              </table:table-cell>
              <table:table-cell office:value-type="float" office:value="2608.30860534125">
                <text:p>2608.308605341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8194.1747572816">
                <text:p>48194.1747572816</text:p>
              </table:table-cell>
              <table:table-cell office:value-type="float" office:value="86670.2127659575">
                <text:p>86670.2127659575</text:p>
              </table:table-cell>
              <table:table-cell office:value-type="float" office:value="29632.2067594433">
                <text:p>29632.2067594433</text:p>
              </table:table-cell>
              <table:table-cell office:value-type="float" office:value="9814.11764705882">
                <text:p>9814.11764705882</text:p>
              </table:table-cell>
              <table:table-cell office:value-type="float" office:value="5624.72885032538">
                <text:p>5624.72885032538</text:p>
              </table:table-cell>
              <table:table-cell office:value-type="float" office:value="4012.71186440678">
                <text:p>4012.711864406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9611.5288220551">
                <text:p>79611.5288220551</text:p>
              </table:table-cell>
              <table:table-cell office:value-type="float" office:value="214590.330788804">
                <text:p>214590.330788804</text:p>
              </table:table-cell>
              <table:table-cell office:value-type="float" office:value="138306.910569106">
                <text:p>138306.910569106</text:p>
              </table:table-cell>
              <table:table-cell office:value-type="float" office:value="37120.3389830508">
                <text:p>37120.3389830508</text:p>
              </table:table-cell>
              <table:table-cell office:value-type="float" office:value="14766.4473684211">
                <text:p>14766.4473684211</text:p>
              </table:table-cell>
              <table:table-cell office:value-type="float" office:value="10689.2744479495">
                <text:p>10689.27444794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9626.728110599">
                <text:p>129626.728110599</text:p>
              </table:table-cell>
              <table:table-cell office:value-type="float" office:value="437050.480769231">
                <text:p>437050.480769231</text:p>
              </table:table-cell>
              <table:table-cell office:value-type="float" office:value="349533.715925394">
                <text:p>349533.715925394</text:p>
              </table:table-cell>
              <table:table-cell office:value-type="float" office:value="151716.73254282">
                <text:p>151716.73254282</text:p>
              </table:table-cell>
              <table:table-cell office:value-type="float" office:value="46022.4056603774">
                <text:p>46022.4056603774</text:p>
              </table:table-cell>
              <table:table-cell office:value-type="float" office:value="21830.271216098">
                <text:p>21830.27121609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3186.335403727">
                <text:p>203186.335403727</text:p>
              </table:table-cell>
              <table:table-cell office:value-type="float" office:value="767960.093896714">
                <text:p>767960.093896714</text:p>
              </table:table-cell>
              <table:table-cell office:value-type="float" office:value="817467.933491687">
                <text:p>817467.933491687</text:p>
              </table:table-cell>
              <table:table-cell office:value-type="float" office:value="466070.772058824">
                <text:p>466070.772058824</text:p>
              </table:table-cell>
              <table:table-cell office:value-type="float" office:value="87949.4382022472">
                <text:p>87949.4382022472</text:p>
              </table:table-cell>
              <table:table-cell office:value-type="float" office:value="41424.7745609872">
                <text:p>41424.774560987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39895.918367347">
                <text:p>339895.918367347</text:p>
              </table:table-cell>
              <table:table-cell office:value-type="float" office:value="938833.592534992">
                <text:p>938833.592534992</text:p>
              </table:table-cell>
              <table:table-cell office:value-type="float" office:value="1808466.59116648">
                <text:p>1808466.59116648</text:p>
              </table:table-cell>
              <table:table-cell office:value-type="float" office:value="812049.431321085">
                <text:p>812049.431321085</text:p>
              </table:table-cell>
              <table:table-cell office:value-type="float" office:value="292759.909764744">
                <text:p>292759.909764744</text:p>
              </table:table-cell>
              <table:table-cell office:value-type="float" office:value="89569.8978320459">
                <text:p>89569.89783204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09353.271028037">
                <text:p>509353.271028037</text:p>
              </table:table-cell>
              <table:table-cell office:value-type="float" office:value="1154424.64358452">
                <text:p>1154424.64358452</text:p>
              </table:table-cell>
              <table:table-cell office:value-type="float" office:value="1987668.35764109">
                <text:p>1987668.35764109</text:p>
              </table:table-cell>
              <table:table-cell office:value-type="float" office:value="1425561.28530707">
                <text:p>1425561.28530707</text:p>
              </table:table-cell>
              <table:table-cell office:value-type="float" office:value="596913.975202816">
                <text:p>596913.975202816</text:p>
              </table:table-cell>
              <table:table-cell office:value-type="float" office:value="166246.150666529">
                <text:p>166246.15066652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24821.220930233">
                <text:p>624821.220930233</text:p>
              </table:table-cell>
              <table:table-cell office:value-type="float" office:value="1938409.914204">
                <text:p>1938409.914204</text:p>
              </table:table-cell>
              <table:table-cell office:value-type="float" office:value="2475333.06155728">
                <text:p>2475333.06155728</text:p>
              </table:table-cell>
              <table:table-cell office:value-type="float" office:value="1717363.0952381">
                <text:p>1717363.0952381</text:p>
              </table:table-cell>
              <table:table-cell office:value-type="float" office:value="876682.154882155">
                <text:p>876682.154882155</text:p>
              </table:table-cell>
              <table:table-cell office:value-type="float" office:value="280099.453426595">
                <text:p>280099.4534265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59031.019202363">
                <text:p>959031.019202363</text:p>
              </table:table-cell>
              <table:table-cell office:value-type="float" office:value="2878537.25165563">
                <text:p>2878537.25165563</text:p>
              </table:table-cell>
              <table:table-cell office:value-type="float" office:value="3291112.39988953">
                <text:p>3291112.39988953</text:p>
              </table:table-cell>
              <table:table-cell office:value-type="float" office:value="2227318.86645963">
                <text:p>2227318.86645963</text:p>
              </table:table-cell>
              <table:table-cell office:value-type="float" office:value="1343779.33251684">
                <text:p>1343779.33251684</text:p>
              </table:table-cell>
              <table:table-cell office:value-type="float" office:value="453414.591906214">
                <text:p>453414.5919062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78680.41237113">
                <text:p>1378680.41237113</text:p>
              </table:table-cell>
              <table:table-cell office:value-type="float" office:value="3292399.88623436">
                <text:p>3292399.88623436</text:p>
              </table:table-cell>
              <table:table-cell office:value-type="float" office:value="3325995.71513002">
                <text:p>3325995.71513002</text:p>
              </table:table-cell>
              <table:table-cell office:value-type="float" office:value="2368227.61451855">
                <text:p>2368227.61451855</text:p>
              </table:table-cell>
              <table:table-cell office:value-type="float" office:value="1465527.98034652">
                <text:p>1465527.98034652</text:p>
              </table:table-cell>
              <table:table-cell office:value-type="float" office:value="640355.663400892">
                <text:p>640355.66340089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91240.90909091">
                <text:p>1891240.90909091</text:p>
              </table:table-cell>
              <table:table-cell office:value-type="float" office:value="3798893.5483871">
                <text:p>3798893.5483871</text:p>
              </table:table-cell>
              <table:table-cell office:value-type="float" office:value="3279692.89053684">
                <text:p>3279692.89053684</text:p>
              </table:table-cell>
              <table:table-cell office:value-type="float" office:value="2241928.86878856">
                <text:p>2241928.86878856</text:p>
              </table:table-cell>
              <table:table-cell office:value-type="float" office:value="1544894.10569353">
                <text:p>1544894.10569353</text:p>
              </table:table-cell>
              <table:table-cell office:value-type="float" office:value="959662.95502042">
                <text:p>959662.955020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90627.73722628">
                <text:p>1790627.73722628</text:p>
              </table:table-cell>
              <table:table-cell office:value-type="float" office:value="3658456.36094675">
                <text:p>3658456.36094675</text:p>
              </table:table-cell>
              <table:table-cell office:value-type="float" office:value="3778997.88359788">
                <text:p>3778997.88359788</text:p>
              </table:table-cell>
              <table:table-cell office:value-type="float" office:value="2264497.36735128">
                <text:p>2264497.36735128</text:p>
              </table:table-cell>
              <table:table-cell office:value-type="float" office:value="1587045.05056335">
                <text:p>1587045.05056335</text:p>
              </table:table-cell>
              <table:table-cell office:value-type="float" office:value="1225887.01311245">
                <text:p>1225887.013112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86540.38997214">
                <text:p>2086540.38997214</text:p>
              </table:table-cell>
              <table:table-cell office:value-type="float" office:value="3801628.73543812">
                <text:p>3801628.73543812</text:p>
              </table:table-cell>
              <table:table-cell office:value-type="float" office:value="3589217.9686355">
                <text:p>3589217.9686355</text:p>
              </table:table-cell>
              <table:table-cell office:value-type="float" office:value="2190417.67738622">
                <text:p>2190417.67738622</text:p>
              </table:table-cell>
              <table:table-cell office:value-type="float" office:value="1776358.53647448">
                <text:p>1776358.53647448</text:p>
              </table:table-cell>
              <table:table-cell office:value-type="float" office:value="1366388.95398923">
                <text:p>1366388.953989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93011.68831169">
                <text:p>1793011.68831169</text:p>
              </table:table-cell>
              <table:table-cell office:value-type="float" office:value="4852864.98889711">
                <text:p>4852864.98889711</text:p>
              </table:table-cell>
              <table:table-cell office:value-type="float" office:value="3209274.30315233">
                <text:p>3209274.30315233</text:p>
              </table:table-cell>
              <table:table-cell office:value-type="float" office:value="2285083.92010064">
                <text:p>2285083.92010064</text:p>
              </table:table-cell>
              <table:table-cell office:value-type="float" office:value="1984190.59303237">
                <text:p>1984190.59303237</text:p>
              </table:table-cell>
              <table:table-cell office:value-type="float" office:value="1421578.49207904">
                <text:p>1421578.4920790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23490.33570702">
                <text:p>1323490.33570702</text:p>
              </table:table-cell>
              <table:table-cell office:value-type="float" office:value="4870236.0241744">
                <text:p>4870236.0241744</text:p>
              </table:table-cell>
              <table:table-cell office:value-type="float" office:value="2771313.24624363">
                <text:p>2771313.24624363</text:p>
              </table:table-cell>
              <table:table-cell office:value-type="float" office:value="2286691.50906968">
                <text:p>2286691.50906968</text:p>
              </table:table-cell>
              <table:table-cell office:value-type="float" office:value="1972738.0244536">
                <text:p>1972738.0244536</text:p>
              </table:table-cell>
              <table:table-cell office:value-type="float" office:value="1496212.44610119">
                <text:p>1496212.4461011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02900">
                <text:p>1202900</text:p>
              </table:table-cell>
              <table:table-cell office:value-type="float" office:value="4606192.26493011">
                <text:p>4606192.26493011</text:p>
              </table:table-cell>
              <table:table-cell office:value-type="float" office:value="3042344.17787224">
                <text:p>3042344.17787224</text:p>
              </table:table-cell>
              <table:table-cell office:value-type="float" office:value="2617981.89453281">
                <text:p>2617981.89453281</text:p>
              </table:table-cell>
              <table:table-cell office:value-type="float" office:value="2172824.92628743">
                <text:p>2172824.92628743</text:p>
              </table:table-cell>
              <table:table-cell office:value-type="float" office:value="1215668.59195111">
                <text:p>1215668.591951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48053.25443787">
                <text:p>1048053.25443787</text:p>
              </table:table-cell>
              <table:table-cell office:value-type="float" office:value="4398408.3274794">
                <text:p>4398408.3274794</text:p>
              </table:table-cell>
              <table:table-cell office:value-type="float" office:value="3246724.63299939">
                <text:p>3246724.63299939</text:p>
              </table:table-cell>
              <table:table-cell office:value-type="float" office:value="2606975.97375493">
                <text:p>2606975.97375493</text:p>
              </table:table-cell>
              <table:table-cell office:value-type="float" office:value="1831249.18735816">
                <text:p>1831249.187358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